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882in" fo:margin-left="-0.0583in" table:align="left" style:writing-mode="rl-tb"/>
    </style:style>
    <style:style style:name="Table1.A" style:family="table-column">
      <style:table-column-properties style:column-width="2.309in"/>
    </style:style>
    <style:style style:name="Table1.C" style:family="table-column">
      <style:table-column-properties style:column-width="2.3701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0.1174in" table:align="left"/>
    </style:style>
    <style:style style:name="Table2.A" style:family="table-column">
      <style:table-column-properties style:column-width="0.1174in"/>
    </style:style>
    <style:style style:name="Table2.A1" style:family="table-cell">
      <style:table-cell-properties style:vertical-align="middle" fo:padding="0.0194in" fo:border="none"/>
    </style:style>
    <style:style style:name="P1" style:family="paragraph" style:parent-style-name="Standard">
      <style:paragraph-properties fo:text-align="center" style:justify-single-word="false" style:writing-mode="rl-tb"/>
      <style:text-properties fo:font-size="30pt" officeooo:rsid="000f236b" officeooo:paragraph-rsid="000f236b" style:font-size-asian="26.25pt" style:font-size-complex="30pt"/>
    </style:style>
    <style:style style:name="P2" style:family="paragraph" style:parent-style-name="Heading_20_1">
      <style:paragraph-properties fo:text-align="center" style:justify-single-word="false" style:writing-mode="rl-tb"/>
      <style:text-properties fo:font-size="30pt" style:font-size-asian="30pt" style:font-size-complex="30pt"/>
    </style:style>
    <style:style style:name="P3" style:family="paragraph" style:parent-style-name="Standard">
      <style:paragraph-properties fo:text-align="end" style:justify-single-word="false" style:writing-mode="rl-tb"/>
      <style:text-properties fo:font-size="30pt" officeooo:rsid="000f236b" officeooo:paragraph-rsid="000f236b" style:font-size-asian="26.25pt" style:font-size-complex="30pt"/>
    </style:style>
    <style:style style:name="P4" style:family="paragraph" style:parent-style-name="Heading_20_1">
      <style:paragraph-properties fo:text-align="center" style:justify-single-word="false" style:writing-mode="rl-tb"/>
      <style:text-properties fo:font-size="25pt" style:font-size-asian="25pt" style:font-size-complex="25pt"/>
    </style:style>
    <style:style style:name="P5" style:family="paragraph" style:parent-style-name="Standard">
      <style:paragraph-properties fo:text-align="end" style:justify-single-word="false" style:writing-mode="rl-tb"/>
      <style:text-properties fo:font-size="20pt" officeooo:rsid="0010600f" officeooo:paragraph-rsid="0010600f" style:font-size-asian="17.5pt" style:font-size-complex="20pt"/>
    </style:style>
    <style:style style:name="P6" style:family="paragraph" style:parent-style-name="Standard">
      <style:paragraph-properties fo:text-align="end" style:justify-single-word="false" style:writing-mode="rl-tb"/>
      <style:text-properties fo:font-size="20pt" officeooo:rsid="000f236b" officeooo:paragraph-rsid="000f236b" style:font-size-asian="17.5pt" style:font-size-complex="20pt"/>
    </style:style>
    <style:style style:name="P7" style:family="paragraph" style:parent-style-name="Heading_20_1">
      <style:paragraph-properties fo:text-align="end" style:justify-single-word="false"/>
    </style:style>
    <style:style style:name="P8" style:family="paragraph" style:parent-style-name="Standard">
      <style:paragraph-properties fo:text-align="end" style:justify-single-word="false" style:writing-mode="rl-tb"/>
    </style:style>
    <style:style style:name="P9" style:family="paragraph" style:parent-style-name="Standard">
      <style:paragraph-properties fo:text-align="end" style:justify-single-word="false" style:writing-mode="rl-tb"/>
      <style:text-properties fo:font-size="15pt" fo:font-weight="normal" officeooo:rsid="000f236b" officeooo:paragraph-rsid="000f236b" style:font-size-asian="13.1000003814697pt" style:font-weight-asian="normal" style:font-size-complex="15pt" style:font-weight-complex="normal"/>
    </style:style>
    <style:style style:name="P10" style:family="paragraph" style:parent-style-name="Text_20_body">
      <style:paragraph-properties fo:text-align="end" style:justify-single-word="false" style:writing-mode="rl-tb"/>
    </style:style>
    <style:style style:name="P11" style:family="paragraph" style:parent-style-name="Standard">
      <style:paragraph-properties fo:text-align="end" style:justify-single-word="false" style:writing-mode="rl-tb"/>
      <style:text-properties style:font-name="Lohit Devanagari1" fo:font-size="15pt" style:font-size-asian="15pt" style:font-name-complex="Lohit Devanagari1" style:font-size-complex="15pt"/>
    </style:style>
    <style:style style:name="P12" style:family="paragraph" style:parent-style-name="Heading_20_1">
      <style:paragraph-properties fo:text-align="end" style:justify-single-word="false" style:writing-mode="rl-tb"/>
    </style:style>
    <style:style style:name="P13" style:family="paragraph" style:parent-style-name="Standard">
      <style:paragraph-properties fo:text-align="end" style:justify-single-word="false" style:writing-mode="rl-tb"/>
      <style:text-properties style:font-name="Lohit Devanagari1" fo:font-size="15pt" fo:font-weight="bold" style:font-size-asian="15pt" style:font-weight-asian="bold" style:font-name-complex="Lohit Devanagari1" style:font-size-complex="15pt" style:font-weight-complex="bold"/>
    </style:style>
    <style:style style:name="P14" style:family="paragraph" style:parent-style-name="Standard">
      <style:paragraph-properties fo:text-align="end" style:justify-single-word="false" style:writing-mode="rl-tb"/>
      <style:text-properties style:font-name="Lohit Devanagari1" fo:font-size="15pt" officeooo:paragraph-rsid="0025c716" style:font-size-asian="15pt" style:font-name-complex="Lohit Devanagari1" style:font-size-complex="15pt"/>
    </style:style>
    <style:style style:name="P15" style:family="paragraph" style:parent-style-name="Standard" style:list-style-name="L1">
      <style:paragraph-properties fo:text-align="start" style:justify-single-word="false" style:writing-mode="lr-tb"/>
    </style:style>
    <style:style style:name="P16" style:family="paragraph" style:parent-style-name="Standard" style:list-style-name="L2">
      <style:paragraph-properties fo:text-align="end" style:justify-single-word="false" style:writing-mode="rl-tb"/>
    </style:style>
    <style:style style:name="P17" style:family="paragraph" style:parent-style-name="Standard">
      <style:paragraph-properties fo:text-align="end" style:justify-single-word="false" style:writing-mode="rl-tb"/>
      <style:text-properties style:font-name="Lohit Devanagari1" fo:font-size="15pt" fo:font-weight="normal" officeooo:paragraph-rsid="0025c716" style:font-size-asian="15pt" style:font-weight-asian="normal" style:font-name-complex="Lohit Devanagari1" style:font-size-complex="15pt" style:font-weight-complex="normal"/>
    </style:style>
    <style:style style:name="P18" style:family="paragraph" style:parent-style-name="Standard" style:list-style-name="L3">
      <style:paragraph-properties fo:text-align="end" style:justify-single-word="false" style:writing-mode="rl-tb"/>
    </style:style>
    <style:style style:name="P19" style:family="paragraph" style:parent-style-name="Standard">
      <style:paragraph-properties fo:text-align="end" style:justify-single-word="false" style:writing-mode="rl-tb"/>
      <style:text-properties style:font-name="Lohit Devanagari1" fo:font-size="15pt" fo:font-weight="normal" style:font-size-asian="15pt" style:font-weight-asian="normal" style:font-name-complex="Lohit Devanagari1" style:font-size-complex="15pt" style:font-weight-complex="normal"/>
    </style:style>
    <style:style style:name="P20" style:family="paragraph" style:parent-style-name="Standard" style:list-style-name="L4">
      <style:paragraph-properties fo:text-align="end" style:justify-single-word="false" style:writing-mode="rl-tb"/>
    </style:style>
    <style:style style:name="P21" style:family="paragraph" style:parent-style-name="Standard" style:list-style-name="L5">
      <style:paragraph-properties fo:text-align="end" style:justify-single-word="false" style:writing-mode="rl-tb"/>
      <style:text-properties style:font-name="Lohit Devanagari1" fo:font-size="15pt" style:font-size-asian="15pt" style:font-name-complex="Lohit Devanagari1" style:font-size-complex="15pt"/>
    </style:style>
    <style:style style:name="P22" style:family="paragraph" style:parent-style-name="Standard">
      <style:paragraph-properties fo:text-align="end" style:justify-single-word="false" style:writing-mode="rl-tb"/>
      <style:text-properties style:font-name="Lohit Devanagari1" fo:font-size="15pt" fo:font-weight="bold" officeooo:paragraph-rsid="0025c716" style:font-size-asian="15pt" style:font-weight-asian="bold" style:font-name-complex="Lohit Devanagari1" style:font-size-complex="15pt" style:font-weight-complex="bold"/>
    </style:style>
    <style:style style:name="P23" style:family="paragraph" style:parent-style-name="Standard" style:list-style-name="L6">
      <style:paragraph-properties fo:text-align="end" style:justify-single-word="false" style:writing-mode="rl-tb"/>
      <style:text-properties style:font-name="Lohit Devanagari1" fo:font-size="15pt" style:font-size-asian="15pt" style:font-name-complex="Lohit Devanagari1" style:font-size-complex="15pt"/>
    </style:style>
    <style:style style:name="P24" style:family="paragraph" style:parent-style-name="Text_20_body" style:list-style-name="L7">
      <style:paragraph-properties fo:text-align="start" style:justify-single-word="false" style:writing-mode="lr-tb"/>
    </style:style>
    <style:style style:name="P25" style:family="paragraph" style:parent-style-name="Text_20_body" style:list-style-name="L7">
      <style:paragraph-properties fo:text-align="start" style:justify-single-word="false" style:writing-mode="lr-tb"/>
      <style:text-properties style:font-name="Lohit Devanagari1" fo:font-size="15pt" officeooo:paragraph-rsid="0010d7b5" style:font-size-asian="15pt" style:font-name-complex="Lohit Devanagari1" style:font-size-complex="15pt"/>
    </style:style>
    <style:style style:name="P26" style:family="paragraph" style:parent-style-name="Standard">
      <style:paragraph-properties fo:text-align="end" style:justify-single-word="false" style:writing-mode="rl-tb"/>
      <style:text-properties style:font-name="Lohit Devanagari1" fo:font-size="15pt" fo:font-weight="normal" officeooo:rsid="000f236b" officeooo:paragraph-rsid="000f236b" style:font-size-asian="15pt" style:font-weight-asian="normal" style:font-name-complex="Lohit Devanagari1" style:font-size-complex="15pt" style:font-weight-complex="normal"/>
    </style:style>
    <style:style style:name="P27" style:family="paragraph" style:parent-style-name="Standard" style:list-style-name="L8">
      <style:paragraph-properties fo:text-align="end" style:justify-single-word="false" style:writing-mode="rl-tb"/>
    </style:style>
    <style:style style:name="P28" style:family="paragraph" style:parent-style-name="Standard">
      <style:paragraph-properties fo:text-align="end" style:justify-single-word="false" style:writing-mode="rl-tb"/>
      <style:text-properties style:font-name="Lohit Devanagari1" fo:font-size="15pt" officeooo:paragraph-rsid="0028da93" style:font-size-asian="15pt" style:font-name-complex="Lohit Devanagari1" style:font-size-complex="15pt"/>
    </style:style>
    <style:style style:name="P29" style:family="paragraph" style:parent-style-name="Standard" style:list-style-name="L9">
      <style:paragraph-properties fo:text-align="end" style:justify-single-word="false" style:writing-mode="rl-tb"/>
    </style:style>
    <style:style style:name="P30" style:family="paragraph" style:parent-style-name="Standard" style:list-style-name="L10">
      <style:paragraph-properties fo:text-align="end" style:justify-single-word="false" style:writing-mode="rl-tb"/>
    </style:style>
    <style:style style:name="P31" style:family="paragraph" style:parent-style-name="Standard" style:list-style-name="L11">
      <style:paragraph-properties fo:text-align="end" style:justify-single-word="false" style:writing-mode="rl-tb"/>
    </style:style>
    <style:style style:name="P32" style:family="paragraph" style:parent-style-name="Standard" style:list-style-name="L12">
      <style:paragraph-properties fo:text-align="end" style:justify-single-word="false" style:writing-mode="rl-tb"/>
    </style:style>
    <style:style style:name="P33" style:family="paragraph" style:parent-style-name="Standard" style:list-style-name="L13">
      <style:paragraph-properties fo:text-align="end" style:justify-single-word="false" style:writing-mode="rl-tb"/>
      <style:text-properties style:font-name="Lohit Devanagari1" fo:font-size="15pt" style:font-size-asian="15pt" style:font-name-complex="Lohit Devanagari1" style:font-size-complex="15pt"/>
    </style:style>
    <style:style style:name="P34" style:family="paragraph" style:parent-style-name="Standard" style:list-style-name="L14">
      <style:paragraph-properties fo:text-align="end" style:justify-single-word="false" style:writing-mode="rl-tb"/>
      <style:text-properties style:font-name="Lohit Devanagari1" fo:font-size="15pt" style:font-size-asian="15pt" style:font-name-complex="Lohit Devanagari1" style:font-size-complex="15pt"/>
    </style:style>
    <style:style style:name="P35" style:family="paragraph" style:parent-style-name="Text_20_body" style:list-style-name="L15">
      <style:paragraph-properties style:writing-mode="lr-tb"/>
    </style:style>
    <style:style style:name="P36" style:family="paragraph" style:parent-style-name="Text_20_body" style:list-style-name="L15">
      <style:paragraph-properties style:writing-mode="lr-tb"/>
      <style:text-properties style:font-name="Lohit Devanagari1" fo:font-size="15pt" style:font-size-asian="15pt" style:font-size-complex="15pt"/>
    </style:style>
    <style:style style:name="P37" style:family="paragraph" style:parent-style-name="Heading_20_1">
      <style:paragraph-properties fo:text-align="end" style:justify-single-word="false" style:writing-mode="rl-tb"/>
      <style:text-properties fo:font-size="25pt" style:font-size-asian="25pt" style:font-size-complex="25pt"/>
    </style:style>
    <style:style style:name="P38" style:family="paragraph" style:parent-style-name="Table_20_Contents">
      <style:paragraph-properties fo:text-align="center" style:justify-single-word="false" style:writing-mode="rl-tb"/>
      <style:text-properties style:font-name="Lohit Devanagari1" fo:font-size="15pt" officeooo:rsid="00133b84" officeooo:paragraph-rsid="00133b84" style:font-size-asian="15pt" style:font-name-complex="Lohit Devanagari1" style:font-size-complex="15pt"/>
    </style:style>
    <style:style style:name="P39" style:family="paragraph" style:parent-style-name="Table_20_Contents">
      <style:text-properties fo:font-size="2pt" style:font-size-asian="2pt" style:font-size-complex="2pt"/>
    </style:style>
    <style:style style:name="P40" style:family="paragraph" style:parent-style-name="Standard" style:list-style-name="L16">
      <style:paragraph-properties fo:text-align="end" style:justify-single-word="false" style:writing-mode="rl-tb"/>
    </style:style>
    <style:style style:name="P41" style:family="paragraph" style:parent-style-name="Standard" style:list-style-name="L17">
      <style:paragraph-properties fo:text-align="end" style:justify-single-word="false" style:writing-mode="rl-tb"/>
      <style:text-properties style:font-name="Lohit Devanagari1" fo:font-size="15pt" style:font-size-asian="15pt" style:font-name-complex="Lohit Devanagari1" style:font-size-complex="15pt"/>
    </style:style>
    <style:style style:name="P42" style:family="paragraph" style:parent-style-name="Text_20_body" style:list-style-name="L18">
      <style:paragraph-properties style:writing-mode="lr-tb"/>
      <style:text-properties style:font-name="Lohit Devanagari1" fo:font-size="12pt" style:font-size-asian="12pt" style:font-size-complex="12pt"/>
    </style:style>
    <style:style style:name="P43" style:family="paragraph" style:parent-style-name="Text_20_body" style:list-style-name="L18">
      <style:paragraph-properties style:writing-mode="lr-tb"/>
    </style:style>
    <style:style style:name="P44" style:family="paragraph" style:parent-style-name="Standard" style:list-style-name="L19">
      <style:paragraph-properties fo:text-align="end" style:justify-single-word="false" style:writing-mode="rl-tb"/>
    </style:style>
    <style:style style:name="P45" style:family="paragraph" style:parent-style-name="Standard" style:list-style-name="L20">
      <style:paragraph-properties fo:text-align="end" style:justify-single-word="false" style:writing-mode="rl-tb"/>
    </style:style>
    <style:style style:name="P46" style:family="paragraph" style:parent-style-name="Standard" style:list-style-name="L21">
      <style:paragraph-properties fo:text-align="end" style:justify-single-word="false" style:writing-mode="rl-tb"/>
    </style:style>
    <style:style style:name="P47" style:family="paragraph" style:parent-style-name="Standard" style:list-style-name="L22">
      <style:paragraph-properties fo:text-align="end" style:justify-single-word="false" style:writing-mode="rl-tb"/>
    </style:style>
    <style:style style:name="P48" style:family="paragraph" style:parent-style-name="Standard" style:list-style-name="L23">
      <style:paragraph-properties fo:text-align="end" style:justify-single-word="false" style:writing-mode="rl-tb"/>
    </style:style>
    <style:style style:name="P49" style:family="paragraph" style:parent-style-name="Text_20_body" style:list-style-name="L24">
      <style:paragraph-properties fo:text-align="end" style:justify-single-word="false" style:writing-mode="rl-tb"/>
    </style:style>
    <style:style style:name="P50" style:family="paragraph" style:parent-style-name="Standard">
      <style:paragraph-properties fo:text-align="start" style:justify-single-word="false" style:writing-mode="lr-tb"/>
      <style:text-properties style:font-name="Lohit Devanagari1" fo:font-size="15pt" fo:font-weight="normal" officeooo:rsid="000f236b" officeooo:paragraph-rsid="000f236b" style:font-size-asian="15pt" style:font-weight-asian="normal" style:font-name-complex="Lohit Devanagari1" style:font-size-complex="15pt" style:font-weight-complex="normal"/>
    </style:style>
    <style:style style:name="P51" style:family="paragraph" style:parent-style-name="Standard">
      <style:paragraph-properties fo:text-align="end" style:justify-single-word="false" style:writing-mode="rl-tb"/>
      <style:text-properties style:font-name="Lohit Devanagari1" fo:font-size="15pt" officeooo:paragraph-rsid="00318d85" style:font-size-asian="15pt" style:font-name-complex="Lohit Devanagari1" style:font-size-complex="15pt"/>
    </style:style>
    <style:style style:name="P52" style:family="paragraph" style:parent-style-name="Standard">
      <style:paragraph-properties fo:text-align="end" style:justify-single-word="false" style:writing-mode="rl-tb"/>
      <style:text-properties style:font-name="Lohit Devanagari1" fo:font-size="15pt" fo:font-weight="bold" officeooo:paragraph-rsid="00318d85" style:font-size-asian="15pt" style:font-weight-asian="bold" style:font-name-complex="Lohit Devanagari1" style:font-size-complex="15pt" style:font-weight-complex="bold"/>
    </style:style>
    <style:style style:name="P53" style:family="paragraph" style:parent-style-name="Standard" style:list-style-name="L25">
      <style:paragraph-properties fo:text-align="end" style:justify-single-word="false" style:writing-mode="rl-tb"/>
    </style:style>
    <style:style style:name="P54" style:family="paragraph" style:parent-style-name="Standard" style:list-style-name="L26">
      <style:paragraph-properties fo:text-align="end" style:justify-single-word="false" style:writing-mode="rl-tb"/>
      <style:text-properties style:font-name="Lohit Devanagari1" fo:font-size="15pt" style:font-size-asian="15pt" style:font-name-complex="Lohit Devanagari1" style:font-size-complex="15pt"/>
    </style:style>
    <style:style style:name="P55" style:family="paragraph" style:parent-style-name="Standard" style:list-style-name="L27">
      <style:paragraph-properties fo:text-align="end" style:justify-single-word="false" style:writing-mode="rl-tb"/>
    </style:style>
    <style:style style:name="P56" style:family="paragraph" style:parent-style-name="Standard" style:list-style-name="L27">
      <style:paragraph-properties fo:text-align="end" style:justify-single-word="false" style:writing-mode="rl-tb"/>
      <style:text-properties style:font-name="Lohit Devanagari1" fo:font-size="15pt" style:font-size-asian="15pt" style:font-name-complex="Lohit Devanagari1" style:font-size-complex="15pt"/>
    </style:style>
    <style:style style:name="P57" style:family="paragraph" style:parent-style-name="Text_20_body" style:list-style-name="L28">
      <style:paragraph-properties fo:text-align="end" style:justify-single-word="false" style:writing-mode="rl-tb"/>
      <style:text-properties officeooo:paragraph-rsid="001ba3e5"/>
    </style:style>
    <style:style style:name="P58" style:family="paragraph" style:parent-style-name="Text_20_body" style:list-style-name="L28">
      <style:paragraph-properties fo:text-align="end" style:justify-single-word="false" style:writing-mode="rl-tb"/>
    </style:style>
    <style:style style:name="P59" style:family="paragraph" style:parent-style-name="Text_20_body">
      <style:paragraph-properties fo:text-align="end" style:justify-single-word="false" style:writing-mode="rl-tb"/>
      <style:text-properties fo:font-size="15pt" officeooo:rsid="00157d99" officeooo:paragraph-rsid="00157d99" style:font-size-asian="13.1000003814697pt" style:font-size-complex="15pt"/>
    </style:style>
    <style:style style:name="P60" style:family="paragraph" style:parent-style-name="Standard" style:list-style-name="L29">
      <style:paragraph-properties fo:text-align="end" style:justify-single-word="false" style:writing-mode="rl-tb"/>
    </style:style>
    <style:style style:name="P61" style:family="paragraph" style:parent-style-name="Standard" style:list-style-name="L30">
      <style:paragraph-properties fo:text-align="end" style:justify-single-word="false" style:writing-mode="rl-tb"/>
    </style:style>
    <style:style style:name="P62" style:family="paragraph" style:parent-style-name="Standard" style:list-style-name="L31">
      <style:paragraph-properties fo:text-align="end" style:justify-single-word="false" style:writing-mode="rl-tb"/>
    </style:style>
    <style:style style:name="P63" style:family="paragraph" style:parent-style-name="Standard" style:list-style-name="L32">
      <style:paragraph-properties fo:text-align="end" style:justify-single-word="false" style:writing-mode="rl-tb"/>
    </style:style>
    <style:style style:name="P64" style:family="paragraph" style:parent-style-name="Standard" style:list-style-name="L33">
      <style:paragraph-properties fo:text-align="end" style:justify-single-word="false" style:writing-mode="rl-tb"/>
    </style:style>
    <style:style style:name="P65" style:family="paragraph" style:parent-style-name="Text_20_body" style:list-style-name="L34">
      <style:paragraph-properties fo:text-align="end" style:justify-single-word="false" style:writing-mode="rl-tb"/>
    </style:style>
    <style:style style:name="P66" style:family="paragraph" style:parent-style-name="Text_20_body">
      <style:paragraph-properties fo:text-align="end" style:justify-single-word="false" style:writing-mode="rl-tb"/>
      <style:text-properties fo:font-size="15pt" style:font-size-asian="13.1000003814697pt" style:font-size-complex="15pt"/>
    </style:style>
    <style:style style:name="P67" style:family="paragraph" style:parent-style-name="Standard" style:list-style-name="L35">
      <style:paragraph-properties fo:text-align="end" style:justify-single-word="false" style:writing-mode="rl-tb"/>
    </style:style>
    <style:style style:name="T1" style:family="text">
      <style:text-properties fo:font-size="25pt" style:font-size-asian="25pt" style:font-size-complex="25pt"/>
    </style:style>
    <style:style style:name="T2" style:family="text">
      <style:text-properties style:font-name="Lohit Devanagari1" fo:font-size="15pt" style:font-size-asian="15pt" style:font-name-complex="Lohit Devanagari1" style:font-size-complex="15pt"/>
    </style:style>
    <style:style style:name="T3" style:family="text">
      <style:text-properties officeooo:rsid="0025c716"/>
    </style:style>
    <style:style style:name="T4" style:family="text">
      <style:text-properties style:font-name="Lohit Devanagari1" fo:font-size="12pt" style:font-size-asian="12pt" style:font-name-complex="Lohit Devanagari1" style:font-size-complex="12pt"/>
    </style:style>
    <style:style style:name="T5" style:family="text">
      <style:text-properties style:font-name="Lohit Devanagari1" fo:font-size="12pt" style:text-underline-style="solid" style:text-underline-width="auto" style:text-underline-color="font-color" style:font-size-asian="12pt" style:font-size-complex="12pt"/>
    </style:style>
    <style:style style:name="T6" style:family="text">
      <style:text-properties fo:font-size="12pt" style:font-size-asian="12pt" style:font-size-complex="12pt"/>
    </style:style>
    <style:style style:name="T7" style:family="text">
      <style:text-properties style:font-name="Lohit Devanagari1" fo:font-size="12pt" style:font-size-asian="12pt" style:font-size-complex="12pt"/>
    </style:style>
    <style:style style:name="T8" style:family="text">
      <style:text-properties style:font-name="Lohit Devanagari1" style:font-name-complex="Lohit Devanagari1"/>
    </style:style>
    <style:style style:name="T9" style:family="text">
      <style:text-properties style:font-name="Lohit Devanagari1"/>
    </style:style>
    <style:style style:name="T10" style:family="text">
      <style:text-properties style:font-name="Lohit Devanagari1" style:font-size-asian="15pt" style:font-name-complex="Lohit Devanagari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h text:style-name="P2" text:outline-level="1">الطاقة التقليدية والطاقة المتجددة</text:h>
      <text:p text:style-name="P3"/>
      <text:p text:style-name="P3"/>
      <text:p text:style-name="P3"/>
      <text:p text:style-name="P3"/>
      <text:p text:style-name="P3"/>
      <text:p text:style-name="P3"/>
      <text:p text:style-name="P3"/>
      <text:p text:style-name="P3"/>
      <text:h text:style-name="P4" text:outline-level="1"><text:soft-page-break/>الأسماء</text:h>
      <text:p text:style-name="P5"/>
      <text:p text:style-name="P6"/>
      <text:p text:style-name="P6"/>
      <text:p text:style-name="P6"/>
      <text:p text:style-name="P6"/>
      <text:p text:style-name="P6"/>
      <text:p text:style-name="P6"/>
      <text:p text:style-name="P6"/>
      <text:p text:style-name="P6"/>
      <text:p text:style-name="P6"/>
      <text:p text:style-name="P6">الاسم الاول : كريم أسامة السيد عبد الرحمن</text:p>
      <text:p text:style-name="P6">رقم الجلوس : 6347</text:p>
      <text:p text:style-name="P6"/>
      <text:p text:style-name="P6">الاسم الثانى : مصطفى المهدى أحمد عطوة</text:p>
      <text:p text:style-name="P6">رقم الجلوس : 6364</text:p>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7" text:outline-level="1"><text:soft-page-break/><text:span text:style-name="Strong_20_Emphasis"><text:span text:style-name="T1">فهرس التقرير: الطاقة التقليدية والطاقة المتجددة</text:span></text:span></text:h>
      <text:p text:style-name="P8"><text:span text:style-name="Strong_20_Emphasis"><text:span text:style-name="T2">الباب الأول: مقدمة عامة</text:span></text:span><text:span text:style-name="T2"><text:line-break/>1.1 تعريف الطاقة<text:line-break/>1.2 أهمية الطاقة في حياتنا اليومية<text:line-break/>1.3 لمحة تاريخية عن استخدام الطاقة<text:line-break/>1.4 أهداف التقرير</text:span></text:p>
      <text:p text:style-name="P9"><text:span text:style-name="Strong_20_Emphasis"/></text:p>
      <text:p text:style-name="P9"><text:span text:style-name="Strong_20_Emphasis">الباب الثاني: الطاقة التقليدية (غير المتجددة)</text:span><text:line-break/>2.1 تعريف الطاقة التقليدية<text:line-break/>2.2 أنواع الطاقة التقليدية<text:line-break/>  - الفحم<text:line-break/>  - النفط<text:line-break/>  - الغاز الطبيعي<text:line-break/>  - الطاقة النووية<text:line-break/>2.3 مميزات الطاقة التقليدية<text:line-break/>2.4 عيوب ومخاطر الطاقة التقليدية<text:line-break/>2.5 الأثر البيئي للطاقة التقليدية<text:line-break/>2.6 مستقبل الطاقة التقليدية</text:p>
      <text:p text:style-name="P9"/>
      <text:p text:style-name="P9"><text:span text:style-name="Strong_20_Emphasis">الباب الثالث: الطاقة المتجددة</text:span><text:line-break/>3.1 تعريف الطاقة المتجددة<text:line-break/>3.2 أنواع الطاقة المتجددة<text:line-break/>  - الطاقة الشمسية<text:line-break/>  - طاقة الرياح<text:line-break/>  - الطاقة الكهرومائية<text:line-break/>  - طاقة الكتلة الحيوية<text:line-break/>  - الطاقة الحرارية الجوفية<text:line-break/>3.3 مميزات الطاقة المتجددة<text:line-break/>3.4 التحديات التي تواجه الطاقة المتجددة<text:line-break/>3.5 الأثر البيئي للطاقة المتجددة<text:line-break/>3.6 مستقبل الطاقة المتجددة</text:p>
      <text:p text:style-name="P9"/>
      <text:p text:style-name="P9"><text:soft-page-break/><text:span text:style-name="Strong_20_Emphasis">الباب الرابع: مقارنة بين الطاقة التقليدية والمتجددة</text:span><text:line-break/>4.1 الفعالية والكفاءة<text:line-break/>4.2 التكلفة<text:line-break/>4.3 التأثير البيئي<text:line-break/>4.4 القابلية للاستدامة<text:line-break/>4.5 اعتماد الدول النامية والمتقدمة</text:p>
      <text:p text:style-name="P9"/>
      <text:p text:style-name="P9"><text:span text:style-name="Strong_20_Emphasis">الباب الخامس: دراسات حالة</text:span><text:line-break/>5.1 ألمانيا والتحول للطاقة المتجددة<text:line-break/>5.2 السعودية ومشاريع الطاقة التقليدية والنووية<text:line-break/>5.3 مصر والطاقة الشمسية (مشروع بنبان كمثال)<text:line-break/>5.4 الصين وتنوع مصادر الطاقة<text:line-break/>5.5 دراسة حالة عن مزيج الطاقة في دولة نامية</text:p>
      <text:p text:style-name="P9"/>
      <text:p text:style-name="P9"><text:span text:style-name="Strong_20_Emphasis">الباب السادس: التحول العالمي نحو الطاقة المتجددة</text:span><text:line-break/>6.1 اتفاقيات دولية (اتفاق باريس، أهداف التنمية المستدامة)<text:line-break/>6.2 الابتكارات والتكنولوجيا الحديثة في مجال الطاقة<text:line-break/>6.3 دور الحكومات والمؤسسات<text:line-break/>6.4 الاقتصاد الأخضر والطاقة</text:p>
      <text:p text:style-name="P9"/>
      <text:p text:style-name="P8"><text:span text:style-name="Strong_20_Emphasis"><text:span text:style-name="T2">الباب السابع: التحديات والفرص</text:span></text:span></text:p>
      <text:p text:style-name="P10"><text:span text:style-name="T2">7.1 التحديات التقنية والبيئية<text:line-break/>7.2 التحديات الاقتصادية والاستثمارية<text:line-break/>7.3 التحديات السياسية والتشريعية<text:line-break/>7.4 فرص العمل والنمو الاقتصادي<text:line-break/>7.5 فرص الابتكار وريادة الأعمال</text:span></text:p>
      <text:p text:style-name="P9"/>
      <text:p text:style-name="P8"><text:span text:style-name="Strong_20_Emphasis"><text:span text:style-name="T2">الباب الثامن: التوصيات والخاتمة</text:span></text:span></text:p>
      <text:p text:style-name="P11">8.1 التوصيات<text:line-break/>8.1.1 تعزيز الاستثمار في الطاقة المتجددة<text:line-break/>8.1.2 تطوير البنية التحتية الذكية للطاقة<text:line-break/>8.1.3 زيادة الوعي المجتمعي<text:line-break/>8.1.4 دعم البحث العلمي والابتكار<text:line-break/><text:soft-page-break/>8.1.5 تطوير الأطر القانونية والتنظيمية<text:line-break/>8.1.6 الاهتمام بالتكامل الإقليمي</text:p>
      <text:p text:style-name="P11">8.2 الخاتمة</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2" text:outline-level="1"><text:soft-page-break/><text:span text:style-name="Strong_20_Emphasis"><text:span text:style-name="T1">الباب الأول: مقدمة عامة</text:span></text:span></text:h>
      <text:p text:style-name="P13">1.1 تعريف الطاقة</text:p>
      <text:p text:style-name="P14">الطاقة هي القدرة على القيام بعمل ما، وهي ضرورية لتسيير مختلف نواحي الحياة سواء في المنزل أو الصناعة أو النقل أو غيرها من المجالات. تتخذ الطاقة أشكالاً متعددة مثل الطاقة الحرارية </text:p>
      <text:p text:style-name="P14">والكهربائية والحركية والكيميائية.</text:p>
      <text:p text:style-name="P14"/>
      <text:p text:style-name="P13">1.2 أهمية الطاقة في حياتنا اليومية</text:p>
      <text:p text:style-name="P11">تلعب الطاقة دوراً مركزياً في حياة البشر، فهي المحرك الأساسي للاقتصاد الحديث، والمصدر الذي تعتمد عليه أغلب الخدمات الأساسية مثل الإضاءة والتدفئة وتشغيل الأجهزة والمصانع ووسائل النقل. كما أن توفر الطاقة واستقرارها يرتبط ارتباطاً مباشراً برفاهية الشعوب وتقدم المجتمعات.</text:p>
      <text:p text:style-name="P11"/>
      <text:p text:style-name="P13">1.3 لمحة تاريخية عن استخدام الطاقة</text:p>
      <text:p text:style-name="P11">استخدم الإنسان الطاقة منذ القدم، بداية من حرق الخشب للطهي والتدفئة، ثم اكتشاف الفحم واستخدامه خلال الثورة الصناعية، وصولاً إلى الاعتماد الكبير على النفط والغاز في القرن العشرين. وفي العقود الأخيرة، أصبح الاتجاه نحو تنويع مصادر الطاقة والتركيز على الطاقة المتجددة نتيجة التحديات البيئية والمناخية.</text:p>
      <text:p text:style-name="P11"/>
      <text:p text:style-name="P13">1.4 أهداف التقرير</text:p>
      <text:p text:style-name="P11">يهدف هذا التقرير إلى تقديم دراسة شاملة حول نوعي الطاقة: التقليدية والمتجددة، من حيث تعريف كل نوع، مميزاته، عيوبه، تأثيره البيئي، ومستقبل كل منهما. كما سيتم إجراء مقارنة موضوعية بين النوعين، وعرض تجارب دول مختلفة في مجال الطاقة، مع تقديم توصيات علمية وعملية.</text:p>
      <text:p text:style-name="P11"/>
      <text:p text:style-name="P8"><text:span text:style-name="T2">📚 </text:span><text:span text:style-name="Strong_20_Emphasis"><text:span text:style-name="T2">المصدر</text:span></text:span><text:span text:style-name="T2">:</text:span></text:p>
      <text:list text:style-name="L1">
        <text:list-item>
          <text:p text:style-name="P15"><text:span text:style-name="T2">International Energy Agency (IEA): </text:span><text:a xlink:type="simple" xlink:href="https://www.iea.org/" office:target-frame-name="_new" xlink:show="replace" text:style-name="Internet_20_link" text:visited-style-name="Visited_20_Internet_20_Link"><text:span text:style-name="T2">https://www.iea.org</text:span></text:a></text:p>
        </text:list-item>
        <text:list-item>
          <text:p text:style-name="P15"><text:span text:style-name="T2">Britannica: </text:span><text:a xlink:type="simple" xlink:href="https://www.britannica.com/science/energy" office:target-frame-name="_new" xlink:show="replace" text:style-name="Internet_20_link" text:visited-style-name="Visited_20_Internet_20_Link"><text:span text:style-name="T2">https://www.britannica.com/science/energy</text:span></text:a></text:p>
        </text:list-item>
      </text:list>
      <text:p text:style-name="P11"/>
      <text:p text:style-name="P11"/>
      <text:p text:style-name="P11"/>
      <text:p text:style-name="P11"/>
      <text:p text:style-name="P11"/>
      <text:h text:style-name="P12" text:outline-level="1"><text:soft-page-break/><text:span text:style-name="Strong_20_Emphasis"><text:span text:style-name="T1">الباب الثاني: الطاقة التقليدية (غير المتجددة)</text:span></text:span></text:h>
      <text:p text:style-name="P13">2.1 تعريف الطاقة التقليدية</text:p>
      <text:p text:style-name="P11">الطاقة التقليدية، أو ما يُعرف بالطاقة غير المتجددة، هي الطاقة الناتجة عن مصادر طبيعية تتواجد في باطن الأرض وتستغرق ملايين السنين لتتكوّن. من أبرز هذه المصادر: الفحم، النفط، الغاز الطبيعي، والطاقة النووية. تتميز هذه المصادر بقدرتها العالية على إنتاج الطاقة، لكنها محدودة وقابلة للنفاد.</text:p>
      <text:p text:style-name="P11"/>
      <text:p text:style-name="P13">2.2 أنواع الطاقة التقليدي<text:span text:style-name="T3">ة</text:span></text:p>
      <text:p text:style-name="P11">2.2.1 الفحم</text:p>
      <text:p text:style-name="P11">يُعد الفحم من أقدم مصادر الطاقة التي استخدمها الإنسان. يتم استخراجه من مناجم تحت الأرض أو من السطح، ويُستخدم أساساً في إنتاج الكهرباء والصناعة الثقيلة.</text:p>
      <text:list text:style-name="L2">
        <text:list-item>
          <text:p text:style-name="P16"><text:span text:style-name="Strong_20_Emphasis"><text:span text:style-name="T2">إيجابياته</text:span></text:span><text:span text:style-name="T2">: متوفر بكثرة، رخيص نسبياً.</text:span></text:p>
        </text:list-item>
        <text:list-item>
          <text:p text:style-name="P16"><text:span text:style-name="Strong_20_Emphasis"><text:span text:style-name="T2">سلبياته</text:span></text:span><text:span text:style-name="T2">: يسبب تلوثاً كبيراً للهواء، ويطلق كميات كبيرة من ثاني أكسيد الكربون.</text:span></text:p>
        </text:list-item>
      </text:list>
      <text:p text:style-name="P8"><text:span text:style-name="T2"/></text:p>
      <text:p text:style-name="P17">2.2.2 النفط</text:p>
      <text:p text:style-name="P11">النفط هو المصدر الأول للطاقة في العالم حالياً، ويستخدم في النقل، توليد الكهرباء، والصناعات البتروكيماوية.</text:p>
      <text:list text:style-name="L3">
        <text:list-item>
          <text:p text:style-name="P18"><text:span text:style-name="Strong_20_Emphasis"><text:span text:style-name="T2">إيجابياته</text:span></text:span><text:span text:style-name="T2">: سهل النقل، عالي الكفاءة، يُستخدم في مجالات متعددة.</text:span></text:p>
        </text:list-item>
        <text:list-item>
          <text:p text:style-name="P18"><text:span text:style-name="Strong_20_Emphasis"><text:span text:style-name="T2">سلبياته</text:span></text:span><text:span text:style-name="T2">: انبعاثات كربونية عالية، عرضة للتسربات البيئية، محدود المصدر.</text:span></text:p>
        </text:list-item>
      </text:list>
      <text:p text:style-name="P11"/>
      <text:p text:style-name="P19">2.2.3 الغاز الطبيعي</text:p>
      <text:p text:style-name="P11">يُستخدم الغاز الطبيعي في التدفئة وتوليد الكهرباء والمصانع. يُعتبر أنظف أنواع الوقود الأحفوري نسبياً.</text:p>
      <text:list text:style-name="L4">
        <text:list-item>
          <text:p text:style-name="P20"><text:span text:style-name="Strong_20_Emphasis"><text:span text:style-name="T2">إيجابياته</text:span></text:span><text:span text:style-name="T2">: احتراق أنظف من الفحم والنفط، فعّال اقتصادياً.</text:span></text:p>
        </text:list-item>
        <text:list-item>
          <text:p text:style-name="P20"><text:span text:style-name="Strong_20_Emphasis"><text:span text:style-name="T2">سلبياته</text:span></text:span><text:span text:style-name="T2">: لا يزال يطلق غازات دفيئة، ويتطلب بنية تحتية خاصة للنقل.</text:span></text:p>
        </text:list-item>
      </text:list>
      <text:p text:style-name="P8"><text:span text:style-name="T2"/></text:p>
      <text:p text:style-name="P13">2.3 مميزات الطاقة التقليدية</text:p>
      <text:list text:style-name="L5">
        <text:list-item>
          <text:p text:style-name="P21">قدرة عالية على توليد الطاقة في وقت قصير.</text:p>
        </text:list-item>
        <text:list-item>
          <text:p text:style-name="P21">توفرها بشكل واسع في السوق العالمي.</text:p>
        </text:list-item>
        <text:list-item>
          <text:p text:style-name="P21">البنية التحتية جاهزة ومتطورة لاستخدامها.</text:p>
        </text:list-item>
      </text:list>
      <text:p text:style-name="P14"/>
      <text:p text:style-name="P14"/>
      <text:p text:style-name="P22"><text:soft-page-break/>2.4 عيوب ومخاطر الطاقة التقليدية</text:p>
      <text:list text:style-name="L6">
        <text:list-item>
          <text:p text:style-name="P23">تسبب تلوثاً بيئياً شديداً (هواء، ماء، تربة).</text:p>
        </text:list-item>
        <text:list-item>
          <text:p text:style-name="P23">تعتمد على مصادر قابلة للنفاد.</text:p>
        </text:list-item>
        <text:list-item>
          <text:p text:style-name="P23">تساهم في تغير المناخ وارتفاع درجة حرارة الأرض.</text:p>
        </text:list-item>
        <text:list-item>
          <text:p text:style-name="P23">مخاطر على صحة الإنسان مثل أمراض التنفس والسرطان.</text:p>
        </text:list-item>
      </text:list>
      <text:p text:style-name="P11"/>
      <text:p text:style-name="P13">2.5 الأثر البيئي للطاقة التقليدية</text:p>
      <text:p text:style-name="P11">يُعتبر الأثر البيئي للطاقة التقليدية من أكبر التحديات في العصر الحديث، حيث تسهم بشكل كبير في انبعاثات الغازات الدفيئة (خاصة ثاني أكسيد الكربون والميثان)، وتؤدي إلى تفاقم ظاهرة الاحتباس الحراري، وذوبان الجليد القطبي، وحدوث كوارث مناخية.</text:p>
      <text:p text:style-name="P11"/>
      <text:p text:style-name="P13">2.6 مستقبل الطاقة التقليدية</text:p>
      <text:p text:style-name="P11">يبدو أن الاعتماد على الطاقة التقليدية سيتراجع تدريجياً مع التقدم التكنولوجي والتوجه العالمي نحو الطاقة النظيفة. إلا أن بعض الدول ما زالت تعتمد عليها بشكل أساسي، خصوصاً الدول التي تمتلك احتياطيات كبيرة من النفط والفحم.</text:p>
      <text:p text:style-name="P8"><text:span text:style-name="T2">📚 </text:span><text:span text:style-name="Strong_20_Emphasis"><text:span text:style-name="T2">المصادر</text:span></text:span><text:span text:style-name="T2">:</text:span></text:p>
      <text:list text:style-name="L7">
        <text:list-item>
          <text:p text:style-name="P24"><text:span text:style-name="T4">U.S. Energy Information Administration (EIA): </text:span><text:a xlink:type="simple" xlink:href="https://www.eia.gov/energyexplained" text:style-name="Internet_20_link" text:visited-style-name="Visited_20_Internet_20_Link"><text:span text:style-name="T5">https://www.eia.gov/energyexplained</text:span></text:a></text:p>
        </text:list-item>
        <text:list-item>
          <text:p text:style-name="P24"><text:span text:style-name="T4">World Nuclear Association: </text:span><text:a xlink:type="simple" xlink:href="https://www.world-nuclear.org/" office:target-frame-name="_new" xlink:show="replace" text:style-name="Internet_20_link" text:visited-style-name="Visited_20_Internet_20_Link"><text:span text:style-name="T4">https://www.world-nuclear.org</text:span></text:a></text:p>
        </text:list-item>
        <text:list-item>
          <text:p text:style-name="P25"><text:span text:style-name="T6">International Energy Agency (IEA): </text:span><text:a xlink:type="simple" xlink:href="https://www.iea.org/reports/world-energy-outlook" text:style-name="Internet_20_link" text:visited-style-name="Visited_20_Internet_20_Link"><text:span text:style-name="T6">https://www.iea.org/reports/world-energy-outlook</text:span></text:a></text:p>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12" text:outline-level="1"><text:soft-page-break/><text:span text:style-name="Strong_20_Emphasis"><text:span text:style-name="T1">الباب الثالث: الطاقة المتجددة</text:span></text:span></text:h>
      <text:p text:style-name="P13">3.1 تعريف الطاقة المتجددة</text:p>
      <text:p text:style-name="P11">الطاقة المتجددة هي الطاقة الناتجة من مصادر طبيعية لا تنفد بمرور الزمن، وتتجدد باستمرار مثل ضوء الشمس، الرياح، المياه الجارية، الكتلة الحيوية، وحرارة باطن الأرض. تُعد هذه الطاقة صديقة للبيئة ولا تنتج عنها انبعاثات كربونية ضارة، مما يجعلها الخيار الأفضل لمستقبل مستدام.</text:p>
      <text:p text:style-name="P11"/>
      <text:p text:style-name="P13">3.2 أنواع الطاقة المتجددة</text:p>
      <text:p text:style-name="P13"/>
      <text:p text:style-name="P11">3.2.1 الطاقة الشمسية</text:p>
      <text:p text:style-name="P11">تُستمد من أشعة الشمس وتُحوّل إلى كهرباء باستخدام الخلايا الشمسية (Photovoltaic) أو عبر المجمعات الحرارية.</text:p>
      <text:list text:style-name="L8">
        <text:list-item>
          <text:p text:style-name="P27"><text:span text:style-name="Strong_20_Emphasis"><text:span text:style-name="T2">مميزاتها</text:span></text:span><text:span text:style-name="T2">: متوفرة طوال العام، نظيفة، سهلة التركيب على الأسطح.</text:span></text:p>
        </text:list-item>
        <text:list-item>
          <text:p text:style-name="P27"><text:span text:style-name="Strong_20_Emphasis"><text:span text:style-name="T2">عيوبها</text:span></text:span><text:span text:style-name="T2">: تعتمد على سطوع الشمس، تحتاج لمساحات واسعة في المشاريع الكبيرة.</text:span></text:p>
        </text:list-item>
      </text:list>
      <text:p text:style-name="P28"/>
      <text:p text:style-name="P28">3.2.2 طاقة الرياح</text:p>
      <text:p text:style-name="P11">تُستخدم التوربينات الهوائية لتحويل حركة الرياح إلى كهرباء.</text:p>
      <text:list text:style-name="L9">
        <text:list-item>
          <text:p text:style-name="P29"><text:span text:style-name="Strong_20_Emphasis"><text:span text:style-name="T2">مميزاتها</text:span></text:span><text:span text:style-name="T2">: فعالة في المناطق الساحلية أو المرتفعة، لا تستهلك ماء أو وقود.</text:span></text:p>
        </text:list-item>
        <text:list-item>
          <text:p text:style-name="P29"><text:span text:style-name="Strong_20_Emphasis"><text:span text:style-name="T2">عيوبها</text:span></text:span><text:span text:style-name="T2">: ضجيج التوربينات، التأثير على الطيور، تتطلب مساحة واسعة.</text:span></text:p>
        </text:list-item>
      </text:list>
      <text:p text:style-name="P11"/>
      <text:p text:style-name="P11">3.2.3 الطاقة الكهرومائية</text:p>
      <text:p text:style-name="P11">يتم توليدها عبر تدفق المياه في السدود والأنهار.</text:p>
      <text:list text:style-name="L10">
        <text:list-item>
          <text:p text:style-name="P30"><text:span text:style-name="Strong_20_Emphasis"><text:span text:style-name="T2">مميزاتها</text:span></text:span><text:span text:style-name="T2">: إنتاج ثابت وكبير للكهرباء، قابلة للتخزين (خزانات المياه).</text:span></text:p>
        </text:list-item>
        <text:list-item>
          <text:p text:style-name="P30"><text:span text:style-name="Strong_20_Emphasis"><text:span text:style-name="T2">عيوبها</text:span></text:span><text:span text:style-name="T2">: التأثير على النظم البيئية، تهجير السكان في بعض المناطق.</text:span></text:p>
        </text:list-item>
      </text:list>
      <text:p text:style-name="P11"/>
      <text:p text:style-name="P11">3.2.4 طاقة الكتلة الحيوية</text:p>
      <text:p text:style-name="P11">تُستخرج من المواد العضوية مثل الأخشاب، المخلفات الزراعية، والنفايات الحيوانية.</text:p>
      <text:list text:style-name="L11">
        <text:list-item>
          <text:p text:style-name="P31"><text:span text:style-name="Strong_20_Emphasis"><text:span text:style-name="T2">مميزاتها</text:span></text:span><text:span text:style-name="T2">: مصدر للطاقة من المخلفات، تقلل من النفايات.</text:span></text:p>
        </text:list-item>
        <text:list-item>
          <text:p text:style-name="P31"><text:span text:style-name="Strong_20_Emphasis"><text:span text:style-name="T2">عيوبها</text:span></text:span><text:span text:style-name="T2">: قد تنتج انبعاثات ملوثة إذا لم تُدار جيداً.</text:span></text:p>
        </text:list-item>
      </text:list>
      <text:p text:style-name="P11"/>
      <text:p text:style-name="P11">3.2.5 الطاقة الحرارية الجوفية</text:p>
      <text:p text:style-name="P11">تُولد من حرارة باطن الأرض لاستخدامها في التدفئة أو إنتاج الكهرباء.</text:p>
      <text:list text:style-name="L12">
        <text:list-item>
          <text:p text:style-name="P32"><text:span text:style-name="Strong_20_Emphasis"><text:span text:style-name="T2">مميزاتها</text:span></text:span><text:span text:style-name="T2">: مصدر ثابت وغير متقلب، انبعاثات منخفضة.</text:span></text:p>
        </text:list-item>
        <text:list-item>
          <text:p text:style-name="P32"><text:soft-page-break/><text:span text:style-name="Strong_20_Emphasis"><text:span text:style-name="T2">عيوبها</text:span></text:span><text:span text:style-name="T2">: متاحة فقط في مناطق معينة، مكلفة في الحفر والإنشاء.</text:span></text:p>
        </text:list-item>
      </text:list>
      <text:p text:style-name="P11"/>
      <text:p text:style-name="P13">3.3 مميزات الطاقة المتجددة</text:p>
      <text:list text:style-name="L13">
        <text:list-item>
          <text:p text:style-name="P33">لا تنضب مع الزمن.</text:p>
        </text:list-item>
        <text:list-item>
          <text:p text:style-name="P33">صديقة للبيئة ولا تنتج انبعاثات ضارة.</text:p>
        </text:list-item>
        <text:list-item>
          <text:p text:style-name="P33">تقلل من الاعتماد على الوقود الأحفوري.</text:p>
        </text:list-item>
        <text:list-item>
          <text:p text:style-name="P33">تخلق فرص عمل جديدة في قطاعات التقنية الخضراء.</text:p>
        </text:list-item>
      </text:list>
      <text:p text:style-name="P11"/>
      <text:p text:style-name="P13">3.4 التحديات التي تواجه الطاقة المتجددة</text:p>
      <text:list text:style-name="L14">
        <text:list-item>
          <text:p text:style-name="P34">التكلفة الأولية المرتفعة للإنشاء.</text:p>
        </text:list-item>
        <text:list-item>
          <text:p text:style-name="P34">الاعتمادية على الظروف الطبيعية (مثل الشمس والرياح).</text:p>
        </text:list-item>
        <text:list-item>
          <text:p text:style-name="P34">الحاجة إلى تخزين الطاقة (بطاريات) لاستخدامها في فترات غياب المصدر.</text:p>
        </text:list-item>
        <text:list-item>
          <text:p text:style-name="P34">التوسع في البنية التحتية لنقل الطاقة المتجددة.</text:p>
        </text:list-item>
      </text:list>
      <text:p text:style-name="P11"/>
      <text:p text:style-name="P13">3.5 الأثر البيئي للطاقة المتجددة</text:p>
      <text:p text:style-name="P11">رغم أن الطاقة المتجددة تُعد بديلاً نظيفاً مقارنة بالطاقة التقليدية، إلا أن بعض أنواعها قد يكون لها تأثير بيئي محلي مثل التأثير على الحياة البرية (الرياح) أو الأنهار (السدود الكهرومائية). ومع ذلك، فإن مجمل آثارها البيئية تُعد ضئيلة جداً مقارنة بالوقود الأحفوري.</text:p>
      <text:p text:style-name="P11"/>
      <text:p text:style-name="P11">3.6 مستقبل الطاقة المتجددة</text:p>
      <text:p text:style-name="P11">تتجه معظم الدول اليوم نحو زيادة الاعتماد على الطاقة المتجددة ضمن خطط التنمية المستدامة. مع انخفاض تكاليف تقنياتها وزيادة الوعي البيئي، من المتوقع أن تشكل الطاقة المتجددة النسبة الأكبر من إنتاج الطاقة العالمي خلال العقود القادمة.</text:p>
      <text:p text:style-name="P8"><text:span text:style-name="T2"/></text:p>
      <text:p text:style-name="P8"><text:span text:style-name="T2">📚 </text:span><text:span text:style-name="Strong_20_Emphasis"><text:span text:style-name="T2">المصادر</text:span></text:span><text:span text:style-name="T2">:</text:span></text:p>
      <text:list text:style-name="L15">
        <text:list-item>
          <text:p text:style-name="P35"><text:span text:style-name="T7">International Renewable Energy Agency (IRENA): </text:span><text:a xlink:type="simple" xlink:href="https://www.irena.org/" office:target-frame-name="_new" xlink:show="replace" text:style-name="Internet_20_link" text:visited-style-name="Visited_20_Internet_20_Link"><text:span text:style-name="T7">https://www.irena.org</text:span></text:a></text:p>
        </text:list-item>
        <text:list-item>
          <text:p text:style-name="P35"><text:span text:style-name="T7">National Renewable Energy Laboratory (NREL): </text:span><text:a xlink:type="simple" xlink:href="https://www.nrel.gov/" office:target-frame-name="_new" xlink:show="replace" text:style-name="Internet_20_link" text:visited-style-name="Visited_20_Internet_20_Link"><text:span text:style-name="T7">https://www.nrel.gov</text:span></text:a></text:p>
        </text:list-item>
        <text:list-item>
          <text:p text:style-name="P36"><text:span text:style-name="T6">United Nations Environment Programme (UNEP): </text:span><text:a xlink:type="simple" xlink:href="https://www.unep.org/resources/report/global-trends-renewable-energy-investment" text:style-name="Internet_20_link" text:visited-style-name="Visited_20_Internet_20_Link"><text:span text:style-name="T6">https://www.unep.org/resources/report/global-trends-renewable-energy-investment</text:span></text:a></text:p>
        </text:list-item>
      </text:list>
      <text:p text:style-name="P26"/>
      <text:p text:style-name="P26"/>
      <text:p text:style-name="P26"/>
      <text:h text:style-name="P37" text:outline-level="1"><text:soft-page-break/>الباب الرابع: مقارنة بين الطاقة التقليدية والمتجددة</text:h>
      <text:p text:style-name="P26"><text:span text:style-name="Strong_20_Emphasis"/></text:p>
      <text:p text:style-name="P13">4.1 الجدول المقارن بين الطاقة التقليدية والمتجددة</text:p>
      <text:p text:style-name="P26"/>
      <table:table table:name="Table1" table:style-name="Table1">
        <table:table-column table:style-name="Table1.A" table:number-columns-repeated="2"/>
        <table:table-column table:style-name="Table1.C"/>
        <table:table-row>
          <table:table-cell table:style-name="Table1.A1" office:value-type="string">
            <text:p text:style-name="P38">البند</text:p>
          </table:table-cell>
          <table:table-cell table:style-name="Table1.A1" office:value-type="string">
            <text:p text:style-name="P38">الطاقة التقليدية</text:p>
          </table:table-cell>
          <table:table-cell table:style-name="Table1.C1" office:value-type="string">
            <text:p text:style-name="P38">الطاقة المتجددة</text:p>
          </table:table-cell>
        </table:table-row>
        <table:table-row>
          <table:table-cell table:style-name="Table1.A2" office:value-type="string">
            <text:p text:style-name="P38">المصدر</text:p>
          </table:table-cell>
          <table:table-cell table:style-name="Table1.A2" office:value-type="string">
            <text:p text:style-name="P38">أحفورى(فحم,نفط,غاز)</text:p>
          </table:table-cell>
          <table:table-cell table:style-name="Table1.C2" office:value-type="string">
            <text:p text:style-name="P38">طبيعى(شمسى, رياح, مياه)</text:p>
          </table:table-cell>
        </table:table-row>
        <table:table-row>
          <table:table-cell table:style-name="Table1.A2" office:value-type="string">
            <text:p text:style-name="P38">التجدد</text:p>
          </table:table-cell>
          <table:table-cell table:style-name="Table1.A2" office:value-type="string">
            <text:p text:style-name="P38">غير متجدد(قابلة للنفاذ)</text:p>
          </table:table-cell>
          <table:table-cell table:style-name="Table1.C2" office:value-type="string">
            <text:p text:style-name="P38">متجددة( لا تنفد مع الزمن)</text:p>
          </table:table-cell>
        </table:table-row>
        <table:table-row>
          <table:table-cell table:style-name="Table1.A2" office:value-type="string">
            <text:p text:style-name="P38">الانبعاثات البيئية</text:p>
          </table:table-cell>
          <table:table-cell table:style-name="Table1.A2" office:value-type="string">
            <text:p text:style-name="P38">مرتفعة(غازات دفيئة,ملوثات)</text:p>
          </table:table-cell>
          <table:table-cell table:style-name="Table1.C2" office:value-type="string">
            <text:p text:style-name="P38">منخفضة جدا أو معدومة</text:p>
          </table:table-cell>
        </table:table-row>
        <table:table-row>
          <table:table-cell table:style-name="Table1.A2" office:value-type="string">
            <text:p text:style-name="P38">التكلفة الأولية</text:p>
          </table:table-cell>
          <table:table-cell table:style-name="Table1.A2" office:value-type="string">
            <text:p text:style-name="P38">منخفضة نسبيا</text:p>
          </table:table-cell>
          <table:table-cell table:style-name="Table1.C2" office:value-type="string">
            <text:p text:style-name="P38">مرتفعة نسبيا</text:p>
          </table:table-cell>
        </table:table-row>
        <table:table-row>
          <table:table-cell table:style-name="Table1.A2" office:value-type="string">
            <text:p text:style-name="P38">التكاليف التشغيلية</text:p>
          </table:table-cell>
          <table:table-cell table:style-name="Table1.A2" office:value-type="string">
            <text:p text:style-name="P38">متغيرة وتتاثر باسعار السوق</text:p>
          </table:table-cell>
          <table:table-cell table:style-name="Table1.C2" office:value-type="string">
            <text:p text:style-name="P38">منخفضة بعد التثبيت</text:p>
          </table:table-cell>
        </table:table-row>
        <table:table-row>
          <table:table-cell table:style-name="Table1.A2" office:value-type="string">
            <text:p text:style-name="P38">الاثر البيئى</text:p>
          </table:table-cell>
          <table:table-cell table:style-name="Table1.A2" office:value-type="string">
            <text:p text:style-name="P38">سلبى(تلوث,احتباس حرارى)</text:p>
          </table:table-cell>
          <table:table-cell table:style-name="Table1.C2" office:value-type="string">
            <text:p text:style-name="P38">ايجابى نسبيا</text:p>
          </table:table-cell>
        </table:table-row>
        <table:table-row>
          <table:table-cell table:style-name="Table1.A2" office:value-type="string">
            <text:p text:style-name="P38">الاعتماد على الظروف</text:p>
          </table:table-cell>
          <table:table-cell table:style-name="Table1.A2" office:value-type="string">
            <text:p text:style-name="P38">ثابت الى حد كبير</text:p>
          </table:table-cell>
          <table:table-cell table:style-name="Table1.C2" office:value-type="string">
            <text:p text:style-name="P38">يعتمد على الطقس أو الموقع الجغرافى</text:p>
          </table:table-cell>
        </table:table-row>
        <table:table-row>
          <table:table-cell table:style-name="Table1.A2" office:value-type="string">
            <text:p text:style-name="P38">التاثير على الصحة</text:p>
          </table:table-cell>
          <table:table-cell table:style-name="Table1.A2" office:value-type="string">
            <text:p text:style-name="P38">كبير(امراض تنفسية,سرطانات)</text:p>
          </table:table-cell>
          <table:table-cell table:style-name="Table1.C2" office:value-type="string">
            <text:p text:style-name="P38">منخفض جدا</text:p>
          </table:table-cell>
        </table:table-row>
        <table:table-row>
          <table:table-cell table:style-name="Table1.A2" office:value-type="string">
            <text:p text:style-name="P38">الاعتماد العالمة الحالى</text:p>
          </table:table-cell>
          <table:table-cell table:style-name="Table1.A2" office:value-type="string">
            <text:p text:style-name="P38">مرتفع فى أغلب دول العالم</text:p>
          </table:table-cell>
          <table:table-cell table:style-name="Table1.C2" office:value-type="string">
            <text:p text:style-name="P38">فى تز ايد مستمر</text:p>
          </table:table-cell>
        </table:table-row>
        <table:table-row>
          <table:table-cell table:style-name="Table1.A2" office:value-type="string">
            <text:p text:style-name="P38">الاستدامة المستقبلية</text:p>
          </table:table-cell>
          <table:table-cell table:style-name="Table1.A2" office:value-type="string">
            <text:p text:style-name="P38">غير مستدامة على المدى الطويل</text:p>
          </table:table-cell>
          <table:table-cell table:style-name="Table1.C2" office:value-type="string">
            <text:p text:style-name="P38">مستدامة و مناسبة للأجيال القادمة</text:p>
          </table:table-cell>
        </table:table-row>
      </table:table>
      <text:p text:style-name="P26"/>
      <text:p text:style-name="P26"/>
      <table:table table:name="Table2" table:style-name="Table2">
        <table:table-column table:style-name="Table2.A"/>
        <table:table-row>
          <table:table-cell table:style-name="Table2.A1" office:value-type="string">
            <text:p text:style-name="P39"/>
          </table:table-cell>
        </table:table-row>
      </table:table>
      <text:p text:style-name="P13">4.2 التحليل المقارن</text:p>
      <text:list text:style-name="L16">
        <text:list-item>
          <text:p text:style-name="P40"><text:span text:style-name="Strong_20_Emphasis"><text:span text:style-name="T2">من حيث البيئة</text:span></text:span><text:span text:style-name="T2">: الطاقة المتجددة تتفوق بشكل كبير، إذ أنها لا تنتج انبعاثات كربونية تقريبًا، بينما الطاقة التقليدية هي المصدر الأول لتغير المناخ.</text:span></text:p>
          <text:p text:style-name="P40"><text:span text:style-name="T2"/></text:p>
        </text:list-item>
        <text:list-item>
          <text:p text:style-name="P40"><text:span text:style-name="Strong_20_Emphasis"><text:span text:style-name="T2">من حيث الكفاءة الفورية</text:span></text:span><text:span text:style-name="T2">: الطاقة التقليدية ما تزال فعالة من حيث التوليد السريع والجاهزية، لكنها على حساب البيئة وصحة الإنسان.</text:span></text:p>
          <text:p text:style-name="P40"><text:span text:style-name="T2"/></text:p>
        </text:list-item>
        <text:list-item>
          <text:p text:style-name="P40"><text:span text:style-name="Strong_20_Emphasis"><text:span text:style-name="T2">من حيث التكلفة</text:span></text:span><text:span text:style-name="T2">: رغم أن الطاقة المتجددة تتطلب استثمارات أولية عالية، إلا أن تكاليفها التشغيلية منخفضة، مما يجعلها مجدية اقتصاديًا على المدى الطويل.</text:span></text:p>
        </text:list-item>
        <text:list-item>
          <text:p text:style-name="P40"><text:soft-page-break/><text:span text:style-name="Strong_20_Emphasis"><text:span text:style-name="T2">من حيث المستقبل</text:span></text:span><text:span text:style-name="T2">: العالم يتجه نحو التحول إلى الطاقة المتجددة بسبب استدامتها، خاصة في ظل الأزمات البيئية والاحتياج إلى حلول نظيفة للطاقة.</text:span></text:p>
          <text:p text:style-name="P40"><text:span text:style-name="T2"/></text:p>
        </text:list-item>
      </text:list>
      <text:p text:style-name="P13">4.3 التوجهات العالمية نحو المقارنة</text:p>
      <text:list text:style-name="L17">
        <text:list-item>
          <text:p text:style-name="P41">الاتحاد الأوروبي وضع خططًا لخفض الاعتماد على الوقود الأحفوري بنسبة تزيد عن 55% بحلول عام 2030.</text:p>
        </text:list-item>
        <text:list-item>
          <text:p text:style-name="P41">الصين، أكبر دولة مستهلكة للفحم، أصبحت كذلك أكبر مستثمر في الطاقة الشمسية وطاقة الرياح.</text:p>
        </text:list-item>
        <text:list-item>
          <text:p text:style-name="P41">دول الخليج بدأت في تبني مشاريع ضخمة للطاقة المتجددة مثل "مدينة مصدر" في الإمارات و"مشروع نيوم" في السعودية.</text:p>
        </text:list-item>
      </text:list>
      <text:p text:style-name="P11"/>
      <text:p text:style-name="P8"><text:span text:style-name="T2">📚 </text:span><text:span text:style-name="Strong_20_Emphasis"><text:span text:style-name="T2">المصادر</text:span></text:span><text:span text:style-name="T2">:</text:span></text:p>
      <text:list text:style-name="L18">
        <text:list-item>
          <text:p text:style-name="P42">International Energy Agency (IEA): <text:a xlink:type="simple" xlink:href="https://www.iea.org/reports/renewables" text:style-name="Internet_20_link" text:visited-style-name="Visited_20_Internet_20_Link">https://www.iea.org/reports/renewables</text:a></text:p>
        </text:list-item>
        <text:list-item>
          <text:p text:style-name="P43"><text:span text:style-name="T7">World Energy Council: </text:span><text:a xlink:type="simple" xlink:href="https://www.worldenergy.org/" office:target-frame-name="_new" xlink:show="replace" text:style-name="Internet_20_link" text:visited-style-name="Visited_20_Internet_20_Link"><text:span text:style-name="T7">https://www.worldenergy.org</text:span></text:a></text:p>
        </text:list-item>
        <text:list-item>
          <text:p text:style-name="P43"><text:span text:style-name="T7">United Nations Climate Change (UNFCCC): </text:span><text:a xlink:type="simple" xlink:href="https://unfccc.int/" office:target-frame-name="_new" xlink:show="replace" text:style-name="Internet_20_link" text:visited-style-name="Visited_20_Internet_20_Link"><text:span text:style-name="T7">https://unfccc.int</text:span></text:a></text:p>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12" text:outline-level="1"><text:soft-page-break/><text:span text:style-name="Strong_20_Emphasis"><text:span text:style-name="T1">الباب الخامس: دراسات حالة</text:span></text:span></text:h>
      <text:p text:style-name="P13">5.1 ألمانيا والتحول للطاقة المتجددة</text:p>
      <text:p text:style-name="P8"><text:span text:style-name="T2">ألمانيا تُعد من أبرز الدول في العالم التي تبنت سياسة التحول إلى الطاقة المتجددة من خلال برنامج </text:span><text:span text:style-name="Strong_20_Emphasis"><text:span text:style-name="T2">"Energiewende"</text:span></text:span><text:span text:style-name="T2"> والذي يهدف إلى التخلص التدريجي من الوقود الأحفوري والطاقة النووية.</text:span></text:p>
      <text:list text:style-name="L19">
        <text:list-item>
          <text:p text:style-name="P44"><text:span text:style-name="Strong_20_Emphasis"><text:span text:style-name="T2">الإنجازات</text:span></text:span><text:span text:style-name="T2">: في عام 2023، أكثر من 50% من الكهرباء المُنتجة في ألمانيا جاءت من مصادر متجددة، أبرزها الرياح والطاقة الشمسية.</text:span></text:p>
        </text:list-item>
        <text:list-item>
          <text:p text:style-name="P44"><text:span text:style-name="Strong_20_Emphasis"><text:span text:style-name="T2">التحديات</text:span></text:span><text:span text:style-name="T2">: ارتفاع أسعار الكهرباء على المستهلك، والحاجة إلى تحديث الشبكة لاستيعاب المصادر المتقطعة.</text:span></text:p>
        </text:list-item>
      </text:list>
      <text:p text:style-name="P11"/>
      <text:p text:style-name="P13">5.2 السعودية ومشاريع الطاقة التقليدية والنووية</text:p>
      <text:p text:style-name="P11">تمتلك المملكة العربية السعودية أكبر احتياطي نفطي عالميًا، وتُعد من كبار المنتجين للنفط والغاز الطبيعي. ومع ذلك، بدأت في السنوات الأخيرة في تنويع مصادر الطاقة.</text:p>
      <text:list text:style-name="L20">
        <text:list-item>
          <text:p text:style-name="P45"><text:span text:style-name="Strong_20_Emphasis"><text:span text:style-name="T2">الطاقة التقليدية</text:span></text:span><text:span text:style-name="T2">: ما زال النفط والغاز يُستخدمان بشكل رئيسي في توليد الكهرباء.</text:span></text:p>
        </text:list-item>
        <text:list-item>
          <text:p text:style-name="P45"><text:span text:style-name="Strong_20_Emphasis"><text:span text:style-name="T2">الطاقة النووية</text:span></text:span><text:span text:style-name="T2">: أعلنت السعودية عن نيتها إنشاء محطات نووية لتقليل الاعتماد على النفط في الاستهلاك المحلي.</text:span></text:p>
        </text:list-item>
        <text:list-item>
          <text:p text:style-name="P45"><text:span text:style-name="Strong_20_Emphasis"><text:span text:style-name="T2">الطاقة المتجددة</text:span></text:span><text:span text:style-name="T2">: مشاريع طموحة مثل مشروع "سكاكا للطاقة الشمسية" ومشروع "دومة الجندل لطاقة الرياح".</text:span></text:p>
        </text:list-item>
      </text:list>
      <text:p text:style-name="P11"/>
      <text:p text:style-name="P13">5.3 مصر والطاقة الشمسية (مشروع بنبان كمثال)</text:p>
      <text:p text:style-name="P8"><text:span text:style-name="Strong_20_Emphasis"><text:span text:style-name="T2">مشروع بنبان للطاقة الشمسية</text:span></text:span><text:span text:style-name="T2"> في محافظة أسوان يُعد واحدًا من أكبر محطات الطاقة الشمسية في العالم.</text:span></text:p>
      <text:list text:style-name="L21">
        <text:list-item>
          <text:p text:style-name="P46"><text:span text:style-name="Strong_20_Emphasis"><text:span text:style-name="T2">الطاقة الإنتاجية</text:span></text:span><text:span text:style-name="T2">: تصل إلى 1.8 جيجاوات، وهو ما يكفي لتغذية حوالي مليون منزل.</text:span></text:p>
        </text:list-item>
        <text:list-item>
          <text:p text:style-name="P46"><text:span text:style-name="Strong_20_Emphasis"><text:span text:style-name="T2">التكلفة</text:span></text:span><text:span text:style-name="T2">: بلغت تكلفة المشروع نحو 2 مليار دولار، بمشاركة أكثر من 30 شركة دولية ومحلية.</text:span></text:p>
        </text:list-item>
        <text:list-item>
          <text:p text:style-name="P46"><text:span text:style-name="Strong_20_Emphasis"><text:span text:style-name="T2">أثر بيئي</text:span></text:span><text:span text:style-name="T2">: المشروع يساهم في خفض انبعاثات ثاني أكسيد الكربون بمقدار 2 مليون طن سنويًا.</text:span></text:p>
        </text:list-item>
      </text:list>
      <text:p text:style-name="P11"/>
      <text:p text:style-name="P13">5.4 الصين وتنوع مصادر الطاقة</text:p>
      <text:p text:style-name="P11">الصين هي أكبر منتج ومستهلك للطاقة عالميًا، وتمتلك مزيجًا متنوعًا من مصادر الطاقة.</text:p>
      <text:list text:style-name="L22">
        <text:list-item>
          <text:p text:style-name="P47"><text:span text:style-name="Strong_20_Emphasis"><text:span text:style-name="T2">الطاقة التقليدية</text:span></text:span><text:span text:style-name="T2">: الفحم هو المصدر الرئيسي للطاقة، لكن الحكومة تعمل على تقليص الاعتماد عليه.</text:span></text:p>
        </text:list-item>
        <text:list-item>
          <text:p text:style-name="P47"><text:span text:style-name="Strong_20_Emphasis"><text:span text:style-name="T2">الطاقة المتجددة</text:span></text:span><text:span text:style-name="T2">: الصين هي الأولى عالميًا في إنتاج الطاقة من الرياح والطاقة الشمسية.</text:span></text:p>
        </text:list-item>
        <text:list-item>
          <text:p text:style-name="P47"><text:span text:style-name="Strong_20_Emphasis"><text:span text:style-name="T2">الاستثمار</text:span></text:span><text:span text:style-name="T2">: تستثمر الصين أكثر من 100 مليار دولار سنويًا في مشاريع الطاقة المتجددة.</text:span></text:p>
        </text:list-item>
      </text:list>
      <text:p text:style-name="P13"><text:soft-page-break/>5.5 دراسة حالة عن مزيج الطاقة في دولة نامية (كينيا كمثال)</text:p>
      <text:p text:style-name="P8"><text:span text:style-name="T2">تُعد </text:span><text:span text:style-name="Strong_20_Emphasis"><text:span text:style-name="T2">كينيا</text:span></text:span><text:span text:style-name="T2"> نموذجًا ناجحًا لدولة نامية تستخدم مزيجًا فعالًا من مصادر الطاقة.</text:span></text:p>
      <text:list text:style-name="L23">
        <text:list-item>
          <text:p text:style-name="P48"><text:span text:style-name="Strong_20_Emphasis"><text:span text:style-name="T2">الطاقة المتجددة</text:span></text:span><text:span text:style-name="T2">: تمثل أكثر من 80% من الكهرباء المنتجة في كينيا، من أبرزها الطاقة الحرارية الجوفية، والطاقة الكهرومائية.</text:span></text:p>
        </text:list-item>
        <text:list-item>
          <text:p text:style-name="P48"><text:span text:style-name="Strong_20_Emphasis"><text:span text:style-name="T2">الطاقة التقليدية</text:span></text:span><text:span text:style-name="T2">: يتم تقليل الاعتماد عليها تدريجيًا، خاصةً الفحم والنفط.</text:span></text:p>
        </text:list-item>
        <text:list-item>
          <text:p text:style-name="P48"><text:span text:style-name="Strong_20_Emphasis"><text:span text:style-name="T2">التحديات</text:span></text:span><text:span text:style-name="T2">: الحاجة لتوسيع شبكات التوزيع والوصول إلى المناطق الريفية.</text:span></text:p>
        </text:list-item>
      </text:list>
      <text:p text:style-name="P8"><text:span text:style-name="T2"/></text:p>
      <text:p text:style-name="P8"><text:span text:style-name="T2">📚 </text:span><text:span text:style-name="Strong_20_Emphasis"><text:span text:style-name="T2">المصدر</text:span></text:span><text:span text:style-name="T2">:</text:span></text:p>
      <text:list text:style-name="L24">
        <text:list-item>
          <text:p text:style-name="P49"><text:span text:style-name="Strong_20_Emphasis"><text:span text:style-name="T8">ألمانيا والتحول للطاقة المتجددة – German Federal Ministry for Economic Affairs and Climate Action</text:span></text:span><text:span text:style-name="T8"><text:line-break/></text:span><text:a xlink:type="simple" xlink:href="https://www.bmwi.de/Redaktion/EN/Dossier/energy-transition.html" office:target-frame-name="_new" xlink:show="replace" text:style-name="Internet_20_link" text:visited-style-name="Visited_20_Internet_20_Link"><text:span text:style-name="T8">https://www.bmwi.de/Redaktion/EN/Dossier/energy-transition.html</text:span></text:a></text:p>
        </text:list-item>
        <text:list-item>
          <text:p text:style-name="P49"><text:span text:style-name="Strong_20_Emphasis"><text:span text:style-name="T8">السعودية ومشاريع الطاقة التقليدية والنووية – Saudi Vision 2030: Renewable Energy</text:span></text:span><text:span text:style-name="T8"><text:line-break/></text:span><text:a xlink:type="simple" xlink:href="https://www.vision2030.gov.sa/en/sectors/energy/" office:target-frame-name="_new" xlink:show="replace" text:style-name="Internet_20_link" text:visited-style-name="Visited_20_Internet_20_Link"><text:span text:style-name="T8">https://www.vision2030.gov.sa/en/sectors/energy/</text:span></text:a></text:p>
        </text:list-item>
        <text:list-item>
          <text:p text:style-name="P49"><text:span text:style-name="Strong_20_Emphasis"><text:span text:style-name="T8">مصر والطاقة الشمسية (مشروع بنبان) – International Finance Corporation: Benban Solar Park</text:span></text:span><text:span text:style-name="T8"><text:line-break/></text:span><text:a xlink:type="simple" xlink:href="https://www.ifc.org/en/stories/2020/egypt-benban-solar-park" office:target-frame-name="_new" xlink:show="replace" text:style-name="Internet_20_link" text:visited-style-name="Visited_20_Internet_20_Link"><text:span text:style-name="T8">https://www.ifc.org/en/stories/2020/egypt-benban-solar-park</text:span></text:a></text:p>
        </text:list-item>
        <text:list-item>
          <text:p text:style-name="P49"><text:span text:style-name="Strong_20_Emphasis"><text:span text:style-name="T8">الصين وتنوع مصادر الطاقة – International Energy Agency: China Energy Profile</text:span></text:span><text:span text:style-name="T8"><text:line-break/></text:span><text:a xlink:type="simple" xlink:href="https://www.iea.org/countries/china" office:target-frame-name="_new" xlink:show="replace" text:style-name="Internet_20_link" text:visited-style-name="Visited_20_Internet_20_Link"><text:span text:style-name="T8">https://www.iea.org/countries/china</text:span></text:a></text:p>
        </text:list-item>
        <text:list-item>
          <text:p text:style-name="P49"><text:span text:style-name="Strong_20_Emphasis"><text:span text:style-name="T8">كينيا ومزيج الطاقة في الدول النامية – IRENA: Renewable Energy in Kenya</text:span></text:span><text:span text:style-name="T8"><text:line-break/></text:span><text:a xlink:type="simple" xlink:href="https://www.irena.org/Statistics/View-Data-by-Country/Profiles/Kenya" office:target-frame-name="_new" xlink:show="replace" text:style-name="Internet_20_link" text:visited-style-name="Visited_20_Internet_20_Link"><text:span text:style-name="T8">https://www.irena.org/Statistics/View-Data-by-Country/Profiles/Kenya</text:span></text:a></text:p>
        </text:list-item>
      </text:list>
      <text:p text:style-name="P50"/>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12" text:outline-level="1"><text:soft-page-break/><text:span text:style-name="Strong_20_Emphasis"><text:span text:style-name="T1">الباب السادس: التحول العالمي نحو الطاقة المتجددة</text:span></text:span></text:h>
      <text:p text:style-name="P13">6.1 اتفاقيات دولية (اتفاق باريس، أهداف التنمية المستدامة)</text:p>
      <text:p text:style-name="P8"><text:span text:style-name="T2">لقد أدرك العالم منذ عقود أهمية مواجهة تغير المناخ والتقليل من انبعاثات الغازات الدفيئة. ومن أبرز ما نتج عن هذا الوعي هو التوقيع على </text:span><text:span text:style-name="Strong_20_Emphasis"><text:span text:style-name="T2">اتفاق باريس للمناخ</text:span></text:span><text:span text:style-name="T2"> عام 2015، والذي التزمت فيه الدول بالحد من الاحترار العالمي إلى أقل من درجتين مئويتين، مع السعي لإبقائه تحت 1.5 درجة.</text:span></text:p>
      <text:p text:style-name="P8"><text:span text:style-name="T2">كذلك، فإن </text:span><text:span text:style-name="Strong_20_Emphasis"><text:span text:style-name="T2">أهداف التنمية المستدامة للأمم المتحدة (SDGs)</text:span></text:span><text:span text:style-name="T2">، وخاصة الهدف السابع، تركز على ضمان حصول الجميع على طاقة حديثة، موثوقة، ومستدامة وبأسعار معقولة بحلول عام 2030.</text:span></text:p>
      <text:p text:style-name="P51"/>
      <text:p text:style-name="P52">6.2 الابتكارات والتكنولوجيا الحديثة في مجال الطاقة</text:p>
      <text:p text:style-name="P11">التحول إلى الطاقة المتجددة لا يقتصر على تغيير المصدر فقط، بل يتطلب تطوير تقنيات متقدمة تُحسن الكفاءة وتقلل الكلفة. ومن أبرز الابتكارات الحديثة:</text:p>
      <text:list text:style-name="L25">
        <text:list-item>
          <text:p text:style-name="P53"><text:span text:style-name="Strong_20_Emphasis"><text:span text:style-name="T2">الخلايا الشمسية الكهروضوئية عالية الكفاءة</text:span></text:span><text:span text:style-name="T2">.</text:span></text:p>
        </text:list-item>
        <text:list-item>
          <text:p text:style-name="P53"><text:span text:style-name="Strong_20_Emphasis"><text:span text:style-name="T2">البطاريات المتقدمة</text:span></text:span><text:span text:style-name="T2"> لتخزين الطاقة، مثل بطاريات الليثيوم-أيون وتكنولوجيا التدفق (Flow Batteries).</text:span></text:p>
        </text:list-item>
        <text:list-item>
          <text:p text:style-name="P53"><text:span text:style-name="Strong_20_Emphasis"><text:span text:style-name="T2">العدادات الذكية</text:span></text:span><text:span text:style-name="T2"> وشبكات الطاقة الذكية التي تسمح بإدارة أكثر مرونة وفعالية.</text:span></text:p>
        </text:list-item>
        <text:list-item>
          <text:p text:style-name="P53"><text:span text:style-name="Strong_20_Emphasis"><text:span text:style-name="T2">الهيدروجين الأخضر</text:span></text:span><text:span text:style-name="T2"> كمصدر مستقبلي للطاقة النظيفة.</text:span></text:p>
        </text:list-item>
      </text:list>
      <text:p text:style-name="P11"/>
      <text:p text:style-name="P13">6.3 دور الحكومات والمؤسسات</text:p>
      <text:p text:style-name="P11">تلعب الحكومات دورًا محوريًا في دفع عجلة التحول للطاقة المتجددة من خلال:</text:p>
      <text:list text:style-name="L26">
        <text:list-item>
          <text:p text:style-name="P54">وضع السياسات والحوافز، مثل دعم أسعار تركيب الخلايا الشمسية أو إعفاءات ضريبية.</text:p>
        </text:list-item>
        <text:list-item>
          <text:p text:style-name="P54">تشجيع الشراكات بين القطاعين العام والخاص.</text:p>
        </text:list-item>
        <text:list-item>
          <text:p text:style-name="P54">الاستثمار في البنية التحتية الذكية وشبكات النقل والتوزيع.</text:p>
        </text:list-item>
      </text:list>
      <text:p text:style-name="P8"><text:span text:style-name="T2">كما تقوم مؤسسات دولية كـ</text:span><text:span text:style-name="Strong_20_Emphasis"><text:span text:style-name="T2">البنك الدولي</text:span></text:span><text:span text:style-name="T2"> و</text:span><text:span text:style-name="Strong_20_Emphasis"><text:span text:style-name="T2">الوكالة الدولية للطاقة المتجددة (IRENA)</text:span></text:span><text:span text:style-name="T2"> بتمويل المشاريع وتوفير الدعم الفني للدول النامية.</text:span></text:p>
      <text:p text:style-name="P11"/>
      <text:p text:style-name="P13">6.4 الاقتصاد الأخضر والطاقة</text:p>
      <text:p text:style-name="P8"><text:span text:style-name="T2">التحول نحو الطاقة المتجددة يُعد ركيزة أساسية في بناء </text:span><text:span text:style-name="Strong_20_Emphasis"><text:span text:style-name="T2">اقتصاد أخضر</text:span></text:span><text:span text:style-name="T2">، أي اقتصاد يحقق النمو مع تقليل الآثار البيئية السلبية.</text:span></text:p>
      <text:list text:style-name="L27">
        <text:list-item>
          <text:p text:style-name="P55"><text:span text:style-name="T2">يعزز هذا الاقتصاد من </text:span><text:span text:style-name="Strong_20_Emphasis"><text:span text:style-name="T2">فرص العمل</text:span></text:span><text:span text:style-name="T2"> في مجالات جديدة مثل تصنيع الألواح الشمسية، وصيانة توربينات الرياح.</text:span></text:p>
        </text:list-item>
        <text:list-item>
          <text:p text:style-name="P56">يقلل من التكاليف الصحية المرتبطة بتلوث الهواء.</text:p>
        </text:list-item>
        <text:list-item>
          <text:p text:style-name="P55"><text:span text:style-name="T2">يدعم </text:span><text:span text:style-name="Strong_20_Emphasis"><text:span text:style-name="T2">الاستدامة البيئية</text:span></text:span><text:span text:style-name="T2"> عبر تقليل الاعتماد على الوقود الأحفوري.</text:span></text:p>
        </text:list-item>
      </text:list>
      <text:p text:style-name="P8"><text:soft-page-break/><text:span text:style-name="Strong_20_Emphasis"><text:span text:style-name="T2"/></text:span></text:p>
      <text:p text:style-name="P8"><text:span text:style-name="Strong_20_Emphasis"><text:span text:style-name="T2">📚 المصدر:</text:span></text:span></text:p>
      <text:list text:style-name="L28">
        <text:list-item>
          <text:p text:style-name="P57"><text:span text:style-name="Strong_20_Emphasis"><text:span text:style-name="T4">اتفاق باريس للمناخ – اتفاقية الأمم المتحدة الإطارية بشأن تغير المناخ (UNFCCC)</text:span></text:span><text:span text:style-name="T4"><text:line-break/></text:span><text:a xlink:type="simple" xlink:href="https://unfccc.int/process-and-meetings/the-paris-agreement" text:style-name="Internet_20_link" text:visited-style-name="Visited_20_Internet_20_Link"><text:span text:style-name="T4">https://unfccc.int/process-and-meetings/the-paris-agreement</text:span></text:a></text:p>
        </text:list-item>
        <text:list-item>
          <text:p text:style-name="P58"><text:span text:style-name="Strong_20_Emphasis"><text:span text:style-name="T4">أهداف التنمية المستدامة – الأمم المتحدة</text:span></text:span><text:span text:style-name="T4"><text:line-break/></text:span><text:a xlink:type="simple" xlink:href="https://sdgs.un.org/goals/goal7" office:target-frame-name="_new" xlink:show="replace" text:style-name="Internet_20_link" text:visited-style-name="Visited_20_Internet_20_Link"><text:span text:style-name="T4">https://sdgs.un.org/goals/goal7</text:span></text:a></text:p>
        </text:list-item>
        <text:list-item>
          <text:p text:style-name="P58"><text:span text:style-name="Strong_20_Emphasis"><text:span text:style-name="T4">تقرير التكنولوجيا والابتكار – IRENA</text:span></text:span><text:span text:style-name="T4"><text:line-break/></text:span><text:a xlink:type="simple" xlink:href="https://www.irena.org/Statistics" text:style-name="Internet_20_link" text:visited-style-name="Visited_20_Internet_20_Link"><text:span text:style-name="T4">https://www.irena.org/Statistics</text:span></text:a></text:p>
        </text:list-item>
        <text:list-item>
          <text:p text:style-name="P58"><text:span text:style-name="Strong_20_Emphasis"><text:span text:style-name="T4">الاقتصاد الأخضر والطاقة – برنامج الأمم المتحدة للبيئة</text:span></text:span><text:span text:style-name="T4"><text:line-break/></text:span><text:a xlink:type="simple" xlink:href="https://www.unep.org/explore-topics/green-economy" text:style-name="Internet_20_link" text:visited-style-name="Visited_20_Internet_20_Link"><text:span text:style-name="T4">https://www.unep.org/explore-topics/green-economy</text:span></text:a></text:p>
        </text:list-item>
        <text:list-item>
          <text:p text:style-name="P58"><text:span text:style-name="Strong_20_Emphasis"><text:span text:style-name="T4">سياسات الطاقة الحكومية – IEA (الوكالة الدولية للطاقة)</text:span></text:span><text:span text:style-name="T4"><text:line-break/></text:span><text:a xlink:type="simple" xlink:href="https://www.iea.org/topics/renewables" text:style-name="Internet_20_link" text:visited-style-name="Visited_20_Internet_20_Link"><text:span text:style-name="T4">https://www.iea.org/topics/renewables</text:span></text:a></text:p>
        </text:list-item>
      </text:list>
      <text:p text:style-name="P59"><text:span text:style-name="T9"/></text:p>
      <text:p text:style-name="P59"><text:span text:style-name="Strong_20_Emphasis"><text:span text:style-name="T10"/></text:span></text:p>
      <text:p text:style-name="P59"><text:span text:style-name="Strong_20_Emphasis"><text:span text:style-name="T10"/></text:span></text:p>
      <text:p text:style-name="P59"><text:span text:style-name="Strong_20_Emphasis"><text:span text:style-name="T10"/></text:span></text:p>
      <text:p text:style-name="P59"><text:span text:style-name="Strong_20_Emphasis"><text:span text:style-name="T10"/></text:span></text:p>
      <text:p text:style-name="P59"><text:span text:style-name="Strong_20_Emphasis"><text:span text:style-name="T10"/></text:span></text:p>
      <text:p text:style-name="P59"><text:span text:style-name="Strong_20_Emphasis"><text:span text:style-name="T10"/></text:span></text:p>
      <text:p text:style-name="P59"><text:span text:style-name="Strong_20_Emphasis"><text:span text:style-name="T10"/></text:span></text:p>
      <text:p text:style-name="P59"><text:span text:style-name="Strong_20_Emphasis"><text:span text:style-name="T10"/></text:span></text:p>
      <text:p text:style-name="P59"><text:span text:style-name="Strong_20_Emphasis"><text:span text:style-name="T10"/></text:span></text:p>
      <text:p text:style-name="P59"><text:span text:style-name="Strong_20_Emphasis"><text:span text:style-name="T10"/></text:span></text:p>
      <text:p text:style-name="P59"><text:span text:style-name="Strong_20_Emphasis"><text:span text:style-name="T10"/></text:span></text:p>
      <text:p text:style-name="P59"><text:span text:style-name="Strong_20_Emphasis"><text:span text:style-name="T10"/></text:span></text:p>
      <text:p text:style-name="P59"><text:span text:style-name="Strong_20_Emphasis"><text:span text:style-name="T10"/></text:span></text:p>
      <text:h text:style-name="P12" text:outline-level="1"><text:soft-page-break/><text:span text:style-name="Strong_20_Emphasis"><text:span text:style-name="T1">الباب السابع: التحديات والفرص</text:span></text:span></text:h>
      <text:p text:style-name="P8"><text:span text:style-name="Strong_20_Emphasis"><text:span text:style-name="T2">7.1 التحديات التقنية والبيئية</text:span></text:span></text:p>
      <text:p text:style-name="P11">رغم التقدم الكبير في تقنيات الطاقة المتجددة، لا تزال هناك تحديات تقنية تعيق الانتقال الكامل إليها. من أبرزها:</text:p>
      <text:list text:style-name="L29">
        <text:list-item>
          <text:p text:style-name="P60"><text:span text:style-name="Strong_20_Emphasis"><text:span text:style-name="T2">عدم استقرار الإنتاج</text:span></text:span><text:span text:style-name="T2"> نتيجة لتذبذب مصادر الطاقة مثل الشمس والرياح.</text:span></text:p>
        </text:list-item>
        <text:list-item>
          <text:p text:style-name="P60"><text:span text:style-name="Strong_20_Emphasis"><text:span text:style-name="T2">صعوبة التخزين طويل الأمد</text:span></text:span><text:span text:style-name="T2"> للطاقة، مما يزيد الاعتماد على الشبكات التقليدية.</text:span></text:p>
        </text:list-item>
        <text:list-item>
          <text:p text:style-name="P60"><text:span text:style-name="Strong_20_Emphasis"><text:span text:style-name="T2">البصمة البيئية لبعض الأنظمة</text:span></text:span><text:span text:style-name="T2"> مثل النفايات الناتجة عن الألواح الشمسية والبطاريات.</text:span></text:p>
        </text:list-item>
      </text:list>
      <text:p text:style-name="P8"><text:span text:style-name="Strong_20_Emphasis"><text:span text:style-name="T2"/></text:span></text:p>
      <text:p text:style-name="P8"><text:span text:style-name="Strong_20_Emphasis"><text:span text:style-name="T2">7.2 التحديات الاقتصادية والاستثمارية</text:span></text:span></text:p>
      <text:p text:style-name="P11">تتطلب مشاريع الطاقة المتجددة استثمارات أولية كبيرة، ما يُصعّب تنفيذها في بعض الدول، خاصة:</text:p>
      <text:list text:style-name="L30">
        <text:list-item>
          <text:p text:style-name="P61"><text:span text:style-name="Strong_20_Emphasis"><text:span text:style-name="T2">تكاليف البنية التحتية</text:span></text:span><text:span text:style-name="T2"> وشبكات النقل والتوزيع.</text:span></text:p>
        </text:list-item>
        <text:list-item>
          <text:p text:style-name="P61"><text:span text:style-name="Strong_20_Emphasis"><text:span text:style-name="T2">غياب الحوافز الكافية</text:span></text:span><text:span text:style-name="T2"> لجذب المستثمرين في بعض الأسواق.</text:span></text:p>
        </text:list-item>
        <text:list-item>
          <text:p text:style-name="P61"><text:span text:style-name="Strong_20_Emphasis"><text:span text:style-name="T2">المخاطر الاقتصادية</text:span></text:span><text:span text:style-name="T2"> المرتبطة بالتقلبات في السياسات أو أسعار العملات في الدول النامية.</text:span></text:p>
        </text:list-item>
      </text:list>
      <text:p text:style-name="P8"><text:span text:style-name="Strong_20_Emphasis"><text:span text:style-name="T2"/></text:span></text:p>
      <text:p text:style-name="P8"><text:span text:style-name="Strong_20_Emphasis"><text:span text:style-name="T2">7.3 التحديات السياسية والتشريعية</text:span></text:span></text:p>
      <text:p text:style-name="P11">تلعب السياسة دورًا كبيرًا في دفع أو إعاقة مشاريع الطاقة المتجددة. ومن أبرز التحديات:</text:p>
      <text:list text:style-name="L31">
        <text:list-item>
          <text:p text:style-name="P62"><text:span text:style-name="Strong_20_Emphasis"><text:span text:style-name="T2">غياب الأطر القانونية المنظمة</text:span></text:span><text:span text:style-name="T2"> للطاقة المتجددة في بعض الدول.</text:span></text:p>
        </text:list-item>
        <text:list-item>
          <text:p text:style-name="P62"><text:span text:style-name="Strong_20_Emphasis"><text:span text:style-name="T2">مقاومة لوبيات الوقود الأحفوري</text:span></text:span><text:span text:style-name="T2">.</text:span></text:p>
        </text:list-item>
        <text:list-item>
          <text:p text:style-name="P62"><text:span text:style-name="Strong_20_Emphasis"><text:span text:style-name="T2">عدم الاستقرار السياسي</text:span></text:span><text:span text:style-name="T2"> في بعض المناطق، ما يعيق تنفيذ مشاريع طويلة الأمد.</text:span></text:p>
        </text:list-item>
      </text:list>
      <text:p text:style-name="P8"><text:span text:style-name="Strong_20_Emphasis"><text:span text:style-name="T2"/></text:span></text:p>
      <text:p text:style-name="P8"><text:span text:style-name="Strong_20_Emphasis"><text:span text:style-name="T2">7.4 فرص العمل والنمو الاقتصادي</text:span></text:span></text:p>
      <text:p text:style-name="P11">التحول نحو الطاقة النظيفة يوفر فرصًا اقتصادية ضخمة:</text:p>
      <text:list text:style-name="L32">
        <text:list-item>
          <text:p text:style-name="P63"><text:span text:style-name="Strong_20_Emphasis"><text:span text:style-name="T2">خلق وظائف جديدة</text:span></text:span><text:span text:style-name="T2"> في مجالات التركيب والصيانة والبحث.</text:span></text:p>
        </text:list-item>
        <text:list-item>
          <text:p text:style-name="P63"><text:span text:style-name="Strong_20_Emphasis"><text:span text:style-name="T2">تحفيز النمو في الصناعات المساندة</text:span></text:span><text:span text:style-name="T2"> مثل تصنيع البطاريات والتكنولوجيا الذكية.</text:span></text:p>
        </text:list-item>
        <text:list-item>
          <text:p text:style-name="P63"><text:span text:style-name="Strong_20_Emphasis"><text:span text:style-name="T2">تحقيق وفورات طويلة المدى</text:span></text:span><text:span text:style-name="T2"> عبر تقليل الاعتماد على الواردات البترولية.</text:span></text:p>
        </text:list-item>
      </text:list>
      <text:p text:style-name="P8"><text:span text:style-name="Strong_20_Emphasis"><text:span text:style-name="T2"/></text:span></text:p>
      <text:p text:style-name="P8"><text:span text:style-name="Strong_20_Emphasis"><text:span text:style-name="T2">7.5 فرص الابتكار وريادة الأعمال</text:span></text:span></text:p>
      <text:p text:style-name="P11">تُعد الطاقة المتجددة مجالًا واسعًا للابتكار وريادة الأعمال:</text:p>
      <text:list text:style-name="L33">
        <text:list-item>
          <text:p text:style-name="P64"><text:span text:style-name="Strong_20_Emphasis"><text:span text:style-name="T2">الابتكار في تقنيات التخزين والشبكات الذكية</text:span></text:span><text:span text:style-name="T2">.</text:span></text:p>
        </text:list-item>
        <text:list-item>
          <text:p text:style-name="P64"><text:span text:style-name="Strong_20_Emphasis"><text:span text:style-name="T2">تطوير تطبيقات جديدة</text:span></text:span><text:span text:style-name="T2"> مثل المنازل الذكية والمركبات الكهربائية.</text:span></text:p>
        </text:list-item>
        <text:list-item>
          <text:p text:style-name="P64"><text:span text:style-name="Strong_20_Emphasis"><text:span text:style-name="T2">فرص لروّاد الأعمال</text:span></text:span><text:span text:style-name="T2"> في تطوير حلول محلية تتناسب مع البيئة المحلية للدول النامية.</text:span></text:p>
        </text:list-item>
      </text:list>
      <text:p text:style-name="P8"><text:span text:style-name="Strong_20_Emphasis"><text:span text:style-name="T2"/></text:span></text:p>
      <text:p text:style-name="P8"><text:soft-page-break/><text:span text:style-name="Strong_20_Emphasis"><text:span text:style-name="T2">📚 المصدر:</text:span></text:span></text:p>
      <text:list text:style-name="L34">
        <text:list-item>
          <text:p text:style-name="P65"><text:span text:style-name="Strong_20_Emphasis"><text:span text:style-name="T4">التحديات التقنية والبيئية – IRENA: Innovation Landscape for a Renewable-Powered Future</text:span></text:span><text:span text:style-name="T4"><text:line-break/></text:span><text:a xlink:type="simple" xlink:href="https://www.irena.org/publications/2019/Feb/Innovation-landscape-for-a-renewable-powered-future" text:style-name="Internet_20_link" text:visited-style-name="Visited_20_Internet_20_Link"><text:span text:style-name="T4">https://www.irena.org/publications/2019/Feb/Innovation-landscape-for-a-renewable-powered-future</text:span></text:a></text:p>
        </text:list-item>
        <text:list-item>
          <text:p text:style-name="P65"><text:span text:style-name="Strong_20_Emphasis"><text:span text:style-name="T4">التحديات الاقتصادية – World Bank: Financing Renewable Energy</text:span></text:span><text:span text:style-name="T4"><text:line-break/></text:span><text:a xlink:type="simple" xlink:href="https://www.worldbank.org/en/topic/energy/publication/financing-renewable-energy" office:target-frame-name="_new" xlink:show="replace" text:style-name="Internet_20_link" text:visited-style-name="Visited_20_Internet_20_Link"><text:span text:style-name="T4">https://www.worldbank.org/en/topic/energy/publication/financing-renewable-energy</text:span></text:a></text:p>
        </text:list-item>
        <text:list-item>
          <text:p text:style-name="P65"><text:span text:style-name="Strong_20_Emphasis"><text:span text:style-name="T4">التحديات السياسية والتشريعية – International Renewable Energy Agency (IRENA): Renewable Energy Policies</text:span></text:span><text:span text:style-name="T4"><text:line-break/></text:span><text:a xlink:type="simple" xlink:href="https://www.irena.org/policy" text:style-name="Internet_20_link" text:visited-style-name="Visited_20_Internet_20_Link"><text:span text:style-name="T4">https://www.irena.org/policy</text:span></text:a></text:p>
        </text:list-item>
        <text:list-item>
          <text:p text:style-name="P65"><text:span text:style-name="Strong_20_Emphasis"><text:span text:style-name="T4">فرص العمل والنمو الاقتصادي – International Labour Organization (ILO): Renewable Energy and Jobs Annual Review 2023</text:span></text:span><text:span text:style-name="T4"><text:line-break/></text:span><text:a xlink:type="simple" xlink:href="https://www.ilo.org/global/topics/green-jobs/publications/WCMS_865585/lang--en/index.htm" text:style-name="Internet_20_link" text:visited-style-name="Visited_20_Internet_20_Link"><text:span text:style-name="T4">https://www.ilo.org/global/topics/green-jobs/publications/WCMS_865585/lang--en/index.htm</text:span></text:a></text:p>
        </text:list-item>
        <text:list-item>
          <text:p text:style-name="P65"><text:span text:style-name="Strong_20_Emphasis"><text:span text:style-name="T4">فرص الابتكار وريادة الأعمال – United Nations Environment Programme (UNEP): Green Innovation and Startups</text:span></text:span><text:span text:style-name="T4"><text:line-break/></text:span><text:a xlink:type="simple" xlink:href="https://www.unep.org/resources/report/green-startups-2022" text:style-name="Internet_20_link" text:visited-style-name="Visited_20_Internet_20_Link"><text:span text:style-name="T4">https://www.unep.org/resources/report/green-startups-2022</text:span></text:a></text:p>
        </text:list-item>
      </text:list>
      <text:p text:style-name="P66"><text:span text:style-name="T8"/></text:p>
      <text:p text:style-name="P66"><text:span text:style-name="T8"/></text:p>
      <text:p text:style-name="P66"><text:span text:style-name="T8"/></text:p>
      <text:p text:style-name="P66"><text:span text:style-name="T8"/></text:p>
      <text:p text:style-name="P66"><text:span text:style-name="T8"/></text:p>
      <text:p text:style-name="P66"><text:span text:style-name="T8"/></text:p>
      <text:p text:style-name="P66"><text:span text:style-name="T8"/></text:p>
      <text:p text:style-name="P66"><text:span text:style-name="T8"/></text:p>
      <text:p text:style-name="P66"><text:span text:style-name="T8"/></text:p>
      <text:p text:style-name="P66"><text:span text:style-name="T8"/></text:p>
      <text:p text:style-name="P66"><text:span text:style-name="T8"/></text:p>
      <text:p text:style-name="P66"><text:span text:style-name="T8"/></text:p>
      <text:h text:style-name="P12" text:outline-level="1"><text:soft-page-break/><text:span text:style-name="Strong_20_Emphasis"><text:span text:style-name="T1">الباب الثامن: التوصيات والخاتمة</text:span></text:span></text:h>
      <text:p text:style-name="P8"><text:span text:style-name="Strong_20_Emphasis"><text:span text:style-name="T2">8.1 التوصيات</text:span></text:span></text:p>
      <text:p text:style-name="P11">في ضوء ما تم عرضه وتحليله في هذا التقرير حول الطاقة التقليدية والمتجددة، نقدم التوصيات التالية:</text:p>
      <text:list text:style-name="L35">
        <text:list-item>
          <text:p text:style-name="P67"><text:span text:style-name="Strong_20_Emphasis"><text:span text:style-name="T2">تعزيز الاستثمار في الطاقة المتجددة:</text:span></text:span><text:span text:style-name="T2"> من خلال تقديم حوافز ضريبية وتشجيع الشراكات بين القطاعين العام والخاص لتوسيع نطاق المشاريع الخضراء.</text:span></text:p>
        </text:list-item>
        <text:list-item>
          <text:p text:style-name="P67"><text:span text:style-name="Strong_20_Emphasis"><text:span text:style-name="T2">تطوير البنية التحتية الذكية للطاقة:</text:span></text:span><text:span text:style-name="T2"> بتحديث الشبكات الكهربائية لتكون أكثر تكاملاً مع مصادر الطاقة المتجددة مثل الشمس والرياح.</text:span></text:p>
        </text:list-item>
        <text:list-item>
          <text:p text:style-name="P67"><text:span text:style-name="Strong_20_Emphasis"><text:span text:style-name="T2">زيادة الوعي المجتمعي:</text:span></text:span><text:span text:style-name="T2"> بإطلاق حملات توعوية تُبرز أهمية التحول للطاقة النظيفة وآثاره الإيجابية على البيئة والصحة العامة.</text:span></text:p>
        </text:list-item>
        <text:list-item>
          <text:p text:style-name="P67"><text:span text:style-name="Strong_20_Emphasis"><text:span text:style-name="T2">دعم البحث العلمي والابتكار:</text:span></text:span><text:span text:style-name="T2"> عبر تمويل المشاريع البحثية في مجالات تخزين الطاقة وتحسين كفاءة الخلايا الشمسية وتقنيات الشبكات الذكية.</text:span></text:p>
        </text:list-item>
        <text:list-item>
          <text:p text:style-name="P67"><text:span text:style-name="Strong_20_Emphasis"><text:span text:style-name="T2">تطوير الأطر القانونية والتنظيمية:</text:span></text:span><text:span text:style-name="T2"> لوضع سياسات مستقرة وواضحة تشجع الاستثمار وتضمن التنافس العادل بين مصادر الطاقة المختلفة.</text:span></text:p>
        </text:list-item>
        <text:list-item>
          <text:p text:style-name="P67"><text:span text:style-name="Strong_20_Emphasis"><text:span text:style-name="T2">الاهتمام بالتكامل الإقليمي:</text:span></text:span><text:span text:style-name="T2"> لتبادل الخبرات والتكنولوجيا وتعزيز شبكات الربط الكهربائي بين الدول.</text:span></text:p>
        </text:list-item>
      </text:list>
      <text:p text:style-name="P8"><text:span text:style-name="Strong_20_Emphasis"><text:span text:style-name="T2"/></text:span></text:p>
      <text:p text:style-name="P8"><text:span text:style-name="Strong_20_Emphasis"><text:span text:style-name="T2">8.2 الخاتمة</text:span></text:span></text:p>
      <text:p text:style-name="P11">يمثل التحول من الطاقة التقليدية إلى الطاقة المتجددة خيارًا استراتيجيًا لا غنى عنه في ظل التحديات البيئية والاقتصادية العالمية. لقد استعرض هذا التقرير الفروق الجوهرية بين النوعين، وأبرز مزايا ومشاكل كل منهما، إلى جانب التجارب الدولية الرائدة، والتحديات التي تعترض هذا التحول.</text:p>
      <text:p text:style-name="P11">من الواضح أن المستقبل للطاقة النظيفة، لكنه مستقبل يتطلب التعاون، التخطيط، والجرأة في اتخاذ القرارات. وعلى الدول، لا سيما النامية منها، أن تنتهز الفرصة لتكون جزءًا من هذا التحول العالمي، لما يحمله من فوائد اقتصادية، اجتماعية وبيئية.</text:p>
      <text:p text:style-name="P11">إن تبني رؤية مستدامة للطاقة لم يعد ترفًا، بل ضرورة لضمان بقاء الأجيال القادمة على كوكب صحي وآمن.</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2"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4T01:51:12.677872483</meta:creation-date>
    <meta:generator>LibreOffice/24.8.1.2$Linux_X86_64 LibreOffice_project/87fa9aec1a63e70835390b81c40bb8993f1d4ff6</meta:generator>
    <dc:date>2025-04-24T04:26:57.826609085</dc:date>
    <meta:editing-duration>PT2H4M21S</meta:editing-duration>
    <meta:editing-cycles>40</meta:editing-cycles>
    <meta:print-date>2025-04-24T04:05:07.829528359</meta:print-date>
    <meta:printed-by>PDF files</meta:printed-by>
    <meta:document-statistic meta:table-count="2" meta:image-count="0" meta:object-count="0" meta:page-count="19" meta:paragraph-count="260" meta:word-count="2794" meta:character-count="18712" meta:non-whitespace-character-count="16254"/>
  </office:meta>
</office:document-meta>
</file>